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39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08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1" table:row="408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408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08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08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09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09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1" table:row="409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409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409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1" table:row="410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10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11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12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13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410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410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1" table:row="411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411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411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1" table:row="410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1" table:row="411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2" table:row="410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2" table:row="411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1" table:row="412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412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12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1" table:row="413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413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" table:row="413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14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14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13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2" table:row="15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2" table:row="19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2" table:row="26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2" table:row="27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2" table:row="28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2" table:row="29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2" table:row="30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2" table:row="31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2" table:row="32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2" table:row="35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35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39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2" table:row="41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2" table:row="42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2" table:row="43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2" table:row="45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2" table:row="46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39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2" table:row="169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2" table:row="170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2" table:row="171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2" table:row="174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2" table:row="175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2" table:row="176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2" table:row="202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2" table:row="227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2" table:row="228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2" table:row="264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2" table:row="265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2" table:row="275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2" table:row="276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2" table:row="275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2" table:row="373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2" table:row="400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2" table:row="402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2" table:row="410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2" table:row="36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2" table:row="373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1" table:row="414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14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14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16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18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18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19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2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1" table:row="416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2" table:row="416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1" table:row="418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2" table:row="418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2" table:row="416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2" table:row="418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1" table:row="418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1" table:row="419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19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20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21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19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18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15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15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1" table:row="415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15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14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2" table:row="414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2" table:row="415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17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17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" table:row="417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2" table:row="417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16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17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1" table:row="416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2" table:row="416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2" table:row="417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1" table:row="418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1" table:row="416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1" table:row="417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1" table:row="418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1" table:row="418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1" table:row="419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2" table:start-row="418" table:start-table="0" table:end-column="2" table:end-row="417" table:end-table="0"/>
          <table:target-range-address table:column="2" table:row="418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2" table:row="418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2" table:row="419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2" table:row="419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2" table:row="418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18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18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19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20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1" table:row="418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1" table:row="416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1" table:row="419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1" table:row="417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2" table:row="418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2" table:row="416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2" table:row="419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2" table:row="417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20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21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1" table:row="418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1" table:row="419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2" table:row="418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2" table:row="419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2" table:row="418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2" table:row="419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1" table:row="18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1" table:row="18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20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20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1" table:row="420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2" table:row="420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2" table:row="420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15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15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21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21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21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1" table:row="421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2" table:row="421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22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22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1" table:row="422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422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23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23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1" table:row="423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2" table:row="423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1" table:row="424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24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24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2" table:row="424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24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25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25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26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27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425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1" table:row="426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2" table:row="424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1" table:row="424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2" table:row="425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2" table:row="425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27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28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1" table:row="427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427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427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1" table:row="428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428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29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429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429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06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06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05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04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04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404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403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2" table:row="404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2" table:row="404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1" table:row="405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05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405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405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06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06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06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06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1" table:row="406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406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406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06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70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1" table:row="370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2" table:row="370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71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70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71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72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73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74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30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1" table:row="430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2" table:row="430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1" table:row="431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31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31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2" table:row="431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2" table:row="431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1" table:row="432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2" table:row="431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2" table:row="432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2" table:row="432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32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32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33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1" table:row="433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2" table:row="433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34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34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1" table:row="434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2" table:row="434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2" table:row="434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1" table:row="435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35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35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2" table:row="435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2" table:row="435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35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36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37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1" table:row="436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1" table:row="437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2" table:row="436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2" table:row="437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2" table:row="436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2" table:row="437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1" table:row="438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38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2" table:row="438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39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40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39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1" table:row="439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2" table:row="439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40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41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42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41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42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1" table:row="440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2" table:row="440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2" table:row="440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60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61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41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42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41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42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41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42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43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44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41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1" table:row="441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2" table:row="441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42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43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44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42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1" table:row="442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442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2" table:row="442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1" table:row="443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43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2" table:row="443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2" table:row="443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1" table:row="437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1" table:row="436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36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44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1" table:row="444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1" table:row="444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2" table:row="444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2" table:row="444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44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38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45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45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1" table:row="445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2" table:row="445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60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61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1" table:row="446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46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46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2" table:row="446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1" table:row="447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47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2" table:row="447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1" table:row="447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2" table:row="447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47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1" table:row="448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48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48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48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2" table:row="448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2" table:row="448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1" table:row="449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2" table:row="449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49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" table:row="450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50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50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2" table:row="450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2" table:row="450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51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1" table:row="451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2" table:row="451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2" table:row="451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52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1" table:row="452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1" table:row="452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2" table:row="452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52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8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7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7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8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1" table:row="7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2" table:row="7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1" table:row="8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2" table:row="8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1" table:row="453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53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53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2" table:row="453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2" table:row="453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1" table:row="454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54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54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2" table:row="454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2" table:row="454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1" table:row="455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55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2" table:row="455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455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55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56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1" table:row="456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2" table:row="456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56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1" table:row="456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2" table:row="456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1" table:row="457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57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57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58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59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60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57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2" table:row="457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2" table:row="457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58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1" table:row="458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458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2" table:row="458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59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60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1" table:row="460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1" table:row="460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2" table:row="45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2" table:row="460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59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60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59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60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1" table:row="460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1" table:row="460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2" table:row="459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2" table:row="460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59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1" table:row="460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59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59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1" table:row="459" table:table="0"/>
          <table:target-range-address table:column="1" table:row="460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60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1" table:row="459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2" table:row="459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60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1" table:row="461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60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61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2" table:row="460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2" table:row="461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60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2" table:row="461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1" table:row="462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1" table:row="462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2" table:row="462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62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62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1" table:row="463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" table:row="463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63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64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63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64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65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66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67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2" table:row="463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2" table:row="463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63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65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66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67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1" table:row="464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2" table:row="464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2" table:row="464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2" table:row="464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64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1" table:row="465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2" table:row="465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2" table:row="465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64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65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66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1" table:row="466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2" table:row="466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66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1" table:row="467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2" table:row="467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467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67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68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69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67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1" table:row="468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2" table:row="468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68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68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70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71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7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73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74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75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1" table:row="469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2" table:row="469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69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70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70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69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70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1" table:row="470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2" table:row="470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2" table:row="470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1" table:row="471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2" table:row="471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71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71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1" table:row="472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2" table:row="472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2" table:row="472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72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72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1" table:row="473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2" table:row="473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2" table:row="471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2" table:row="473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73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1" table:row="474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2" table:row="474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7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7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7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7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8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8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8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8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8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8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74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75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75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2" table:row="474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1" table:row="475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2" table:row="475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2" table:row="475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1" table:row="476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76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2" table:row="476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76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77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76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77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1" table:row="477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" table:row="477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" table:row="477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74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75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76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77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75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76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77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1" table:row="478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78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79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78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79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2" table:row="478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" table:row="478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2" table:row="478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1" table:row="479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" table:row="479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" table:row="479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80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80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1" table:row="480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" table:row="480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" table:row="480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81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82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83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84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85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81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1" table:row="481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2" table:row="481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" table:row="481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1" table:row="482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82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2" table:row="482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" table:row="482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82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1" table:row="483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83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1" table:row="483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2" table:row="483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" table:row="483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84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1" table:row="484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84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85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2" table:row="484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" table:row="484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1" table:row="485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" table:row="485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" table:row="485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83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84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85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86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87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88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89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1" table:row="486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86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87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2" table:row="486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" table:row="486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1" table:row="487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" table:row="487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87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1" table:table="0">
          <office:change-info>
            <dc:creator> </dc:creator>
            <dc:date>2018-10-14T13:05:39.700000000</dc:date>
          </office:change-info>
          <table:dependencies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0" table:table="0">
          <office:change-info>
            <dc:creator> </dc:creator>
            <dc:date>2018-10-14T13:05:41.400000000</dc:date>
          </office:change-info>
        </table:insertion>
        <table:insertion table:id="ct617" table:acceptance-state="accepted" table:type="row" table:position="9" table:table="0">
          <office:change-info>
            <dc:creator> </dc:creator>
            <dc:date>2018-10-14T13:05:45.019000000</dc:date>
          </office:change-info>
          <table:dependencies>
            <table:dependency table:id="ct618"/>
          </table:dependencies>
        </table:insertion>
        <table:movement table:id="ct618" table:acceptance-state="accepted">
          <table:source-range-address table:start-column="0" table:start-row="95" table:start-table="0" table:end-column="1023" table:end-row="94" table:end-table="0"/>
          <table:target-range-address table:start-column="0" table:start-row="9" table:start-table="0" table:end-column="1023" table:end-row="10" table:end-table="0"/>
          <office:change-info>
            <dc:creator> </dc:creator>
            <dc:date>2018-10-14T13:06:10.244000000</dc:date>
          </office:change-info>
          <table:dependencies>
            <table:dependency table:id="ct620"/>
            <table:dependency table:id="ct619"/>
          </table:dependencies>
        </table:movement>
        <table:deletion table:id="ct619" table:acceptance-state="accepted" table:type="row" table:position="95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95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1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1" table:row="11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" table:row="11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" table:row="11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1" table:row="488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88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89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90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491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49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49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494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495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496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88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2" table:row="488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" table:row="488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1" table:row="489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" table:row="489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" table:row="489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89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90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491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1" table:row="490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2" table:row="490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" table:row="491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2" table:row="491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2" table:row="491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1" table:row="491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2" table:row="491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90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491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1" table:row="492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492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2" table:row="492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" table:row="492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2" table:row="492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1" table:row="493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" table:row="493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" table:row="493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493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494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1" table:row="494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2" table:row="494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2" table:row="494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2" table:row="494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497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498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499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495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1" table:row="495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496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2" table:row="495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2" table:row="495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1" table:row="496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2" table:row="496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1" table:row="497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497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2" table:row="497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2" table:row="497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1" table:row="498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2" table:row="498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2" table:row="498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498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1" table:row="499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500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501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502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03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04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2" table:row="499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2" table:row="499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499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1" table:row="500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500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2" table:row="500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2" table:row="500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1" table:row="501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2" table:row="501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501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501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502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1" table:row="502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2" table:row="502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502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1" table:row="503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05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06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07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08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03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04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05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2" table:row="503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503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1" table:row="504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2" table:row="504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2" table:row="504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1" table:row="505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2" table:row="505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505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1" table:row="506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06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2" table:row="506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06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1" table:row="507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2" table:row="507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07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08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09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10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11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12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13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08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1" table:row="508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2" table:row="508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2" table:row="508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1" table:row="509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09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2" table:row="509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2" table:row="509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1" table:row="510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10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2" table:row="510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2" table:row="510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1" table:row="511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11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2" table:row="511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2" table:row="511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2" table:row="510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11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1" table:row="512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12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13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2" table:row="512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2" table:row="512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1" table:row="513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2" table:row="513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1" table:row="513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>
          <table:cell-address table:column="0" table:row="514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>
          <table:cell-address table:column="0" table:row="514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>
          <table:cell-address table:column="1" table:row="514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>
          <table:cell-address table:column="1" table:row="515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>
          <table:cell-address table:column="0" table:row="515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514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515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514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>
          <table:cell-address table:column="2" table:row="515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>
          <table:cell-address table:column="2" table:row="514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>
          <table:cell-address table:column="2" table:row="515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>
          <table:cell-address table:column="0" table:row="516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>
          <table:cell-address table:column="0" table:row="516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>
          <table:cell-address table:column="1" table:row="516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516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516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>
          <table:cell-address table:column="0" table:row="517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0" table:row="517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>
          <table:cell-address table:column="0" table:row="518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0" table:row="518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>
          <table:cell-address table:column="0" table:row="519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0" table:row="519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>
          <table:cell-address table:column="0" table:row="520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0" table:row="521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0" table:row="520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>
          <table:cell-address table:column="0" table:row="521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>
          <table:cell-address table:column="0" table:row="522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>
          <table:cell-address table:column="0" table:row="522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>
          <table:cell-address table:column="1" table:row="517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>
          <table:cell-address table:column="1" table:row="518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>
          <table:cell-address table:column="1" table:row="517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>
          <table:cell-address table:column="2" table:row="517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518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1" table:row="519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519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519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>
          <table:cell-address table:column="1" table:row="521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1" table:row="520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520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520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>
          <table:cell-address table:column="2" table:row="521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520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>
          <table:cell-address table:column="2" table:row="521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>
          <table:cell-address table:column="1" table:row="522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522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522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>
          <table:cell-address table:column="2" table:row="522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>
          <table:cell-address table:column="0" table:row="523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1" table:row="523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523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523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>
          <table:cell-address table:column="0" table:row="524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>
          <table:cell-address table:column="0" table:row="524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>
          <table:cell-address table:column="0" table:row="525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0" table:row="526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1" table:row="524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524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1" table:row="525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1" table:row="526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525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526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525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>
          <table:cell-address table:column="2" table:row="526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>
          <table:cell-address table:column="0" table:row="527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>
          <table:cell-address table:column="0" table:row="527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>
          <table:cell-address table:column="0" table:row="528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>
          <table:cell-address table:column="1" table:row="527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>
          <table:cell-address table:column="1" table:row="528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527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527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>
          <table:cell-address table:column="2" table:row="527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>
          <table:cell-address table:column="2" table:row="528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528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>
          <table:cell-address table:column="0" table:row="530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0" table:row="530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>
          <table:cell-address table:column="0" table:row="530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>
          <table:source-range-address table:start-column="0" table:start-row="529" table:start-table="0" table:end-column="0" table:end-row="530" table:end-table="0"/>
          <table:target-range-address table:start-column="0" table:start-row="530" table:start-table="0" table:end-column="0" table:end-row="531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>
          <table:cell-address table:column="0" table:row="529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>
          <table:cell-address table:column="0" table:row="529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>
          <table:cell-address table:column="1" table:row="529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529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1" table:row="530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530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530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>
          <table:cell-address table:column="1" table:row="531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531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531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>
          <table:cell-address table:column="2" table:row="513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>
          <table:cell-address table:column="1" table:row="532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532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532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>
          <table:cell-address table:column="0" table:row="532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>
          <table:cell-address table:column="0" table:row="532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>
          <table:cell-address table:column="1" table:row="533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>
          <table:cell-address table:column="0" table:row="533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>
          <table:cell-address table:column="0" table:row="533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>
          <table:cell-address table:column="0" table:row="534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533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533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>
          <table:cell-address table:column="1" table:row="534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534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534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>
          <table:cell-address table:column="1" table:row="535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535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>
          <table:cell-address table:column="0" table:row="535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>
          <table:cell-address table:column="0" table:row="535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>
          <table:cell-address table:column="0" table:row="536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>
          <table:cell-address table:column="0" table:row="537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535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>
          <table:cell-address table:column="1" table:row="536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536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536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>
          <table:cell-address table:column="1" table:row="537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537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537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>
          <table:cell-address table:column="0" table:row="538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>
          <table:cell-address table:column="0" table:row="538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>
          <table:cell-address table:column="1" table:row="538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>
          <table:cell-address table:column="0" table:row="538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>
          <table:cell-address table:column="0" table:row="539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>
          <table:cell-address table:column="0" table:row="540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>
          <table:cell-address table:column="0" table:row="541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538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>
          <table:cell-address table:column="1" table:row="539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539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>
          <table:cell-address table:column="1" table:row="540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1" table:row="540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>
          <table:cell-address table:column="2" table:row="540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>
          <table:cell-address table:column="1" table:row="541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541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541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>
          <table:cell-address table:column="0" table:row="542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>
          <table:cell-address table:column="0" table:row="543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>
          <table:cell-address table:column="0" table:row="544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>
          <table:cell-address table:column="0" table:row="545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>
          <table:cell-address table:column="1" table:row="542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542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542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>
          <table:cell-address table:column="1" table:row="543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543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>
          <table:cell-address table:column="1" table:row="544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544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543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>
          <table:cell-address table:column="2" table:row="544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>
          <table:cell-address table:column="1" table:row="545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>
          <table:cell-address table:column="2" table:row="545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>
          <table:cell-address table:column="1" table:row="546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>
          <table:cell-address table:column="2" table:row="546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>
          <table:cell-address table:column="0" table:row="546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>
          <table:cell-address table:column="0" table:row="547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>
          <table:cell-address table:column="0" table:row="548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>
          <table:cell-address table:column="0" table:row="549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>
          <table:cell-address table:column="0" table:row="550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>
          <table:cell-address table:column="0" table:row="551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1" table:row="547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>
          <table:cell-address table:column="2" table:row="547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>
          <table:cell-address table:column="2" table:row="546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>
          <table:cell-address table:column="2" table:row="547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>
          <table:cell-address table:column="1" table:row="548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>
          <table:cell-address table:column="1" table:row="549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>
          <table:cell-address table:column="1" table:row="550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>
          <table:cell-address table:column="2" table:row="548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>
          <table:cell-address table:column="2" table:row="549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>
          <table:cell-address table:column="2" table:row="549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>
          <table:cell-address table:column="2" table:row="550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>
          <table:cell-address table:column="1" table:row="551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>
          <table:cell-address table:column="2" table:row="551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>
          <table:cell-address table:column="1" table:row="552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>
          <table:cell-address table:column="2" table:row="552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>
          <table:cell-address table:column="2" table:row="552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>
          <table:cell-address table:column="2" table:row="552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>
          <table:cell-address table:column="0" table:row="552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>
          <table:cell-address table:column="0" table:row="553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>
          <table:cell-address table:column="0" table:row="554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>
          <table:cell-address table:column="0" table:row="55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>
          <table:cell-address table:column="0" table:row="556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>
          <table:cell-address table:column="0" table:row="557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>
          <table:cell-address table:column="0" table:row="55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>
          <table:cell-address table:column="0" table:row="55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>
          <table:cell-address table:column="0" table:row="560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>
          <table:cell-address table:column="0" table:row="561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>
          <table:cell-address table:column="0" table:row="562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>
          <table:cell-address table:column="0" table:row="563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>
          <table:cell-address table:column="1" table:row="553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>
          <table:cell-address table:column="1" table:row="554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>
          <table:cell-address table:column="1" table:row="555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>
          <table:cell-address table:column="2" table:row="553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>
          <table:cell-address table:column="2" table:row="554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>
          <table:cell-address table:column="2" table:row="555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>
          <table:cell-address table:column="2" table:row="555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>
          <table:cell-address table:column="2" table:row="554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>
          <table:cell-address table:column="2" table:row="553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>
          <table:cell-address table:column="1" table:row="556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>
          <table:cell-address table:column="2" table:row="556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>
          <table:cell-address table:column="1" table:row="557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>
          <table:cell-address table:column="2" table:row="557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>
          <table:cell-address table:column="1" table:row="558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>
          <table:cell-address table:column="2" table:row="558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>
          <table:cell-address table:column="2" table:row="558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>
          <table:cell-address table:column="2" table:row="557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>
          <table:cell-address table:column="2" table:row="557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>
          <table:cell-address table:column="0" table:row="559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>
          <table:cell-address table:column="0" table:row="559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>
          <table:cell-address table:column="0" table:row="560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>
          <table:cell-address table:column="0" table:row="561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>
          <table:cell-address table:column="0" table:row="562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>
          <table:cell-address table:column="0" table:row="563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>
          <table:cell-address table:column="0" table:row="56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>
          <table:cell-address table:column="0" table:row="56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>
          <table:cell-address table:column="0" table:row="56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>
          <table:cell-address table:column="0" table:row="56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>
          <table:cell-address table:column="0" table:row="56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>
          <table:cell-address table:column="0" table:row="56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>
          <table:cell-address table:column="0" table:row="57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>
          <table:cell-address table:column="0" table:row="57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>
          <table:cell-address table:column="0" table:row="57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>
          <table:cell-address table:column="0" table:row="57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>
          <table:cell-address table:column="0" table:row="57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>
          <table:cell-address table:column="0" table:row="57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>
          <table:cell-address table:column="0" table:row="57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>
          <table:cell-address table:column="0" table:row="559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>
          <table:cell-address table:column="1" table:row="559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>
          <table:cell-address table:column="0" table:row="560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>
          <table:cell-address table:column="1" table:row="560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>
          <table:cell-address table:column="0" table:row="561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>
          <table:cell-address table:column="1" table:row="561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>
          <table:cell-address table:column="0" table:row="562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>
          <table:cell-address table:column="1" table:row="562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>
          <table:cell-address table:column="0" table:row="563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>
          <table:cell-address table:column="1" table:row="563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>
          <table:cell-address table:column="0" table:row="564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>
          <table:cell-address table:column="1" table:row="564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>
          <table:cell-address table:column="0" table:row="565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>
          <table:cell-address table:column="1" table:row="565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>
          <table:cell-address table:column="0" table:row="566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>
          <table:cell-address table:column="1" table:row="566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  <table:cell-content-change table:id="ct1001">
          <table:cell-address table:column="2" table:row="559" table:table="0"/>
          <office:change-info>
            <dc:creator> </dc:creator>
            <dc:date>2018-11-19T16:55:34.470000000</dc:date>
          </office:change-info>
          <table:previous>
            <table:change-track-table-cell/>
          </table:previous>
        </table:cell-content-change>
        <table:cell-content-change table:id="ct1002">
          <table:cell-address table:column="2" table:row="559" table:table="0"/>
          <office:change-info>
            <dc:creator> </dc:creator>
            <dc:date>2018-11-19T16:56:01.130000000</dc:date>
          </office:change-info>
          <table:previous table:id="ct1001">
            <table:change-track-table-cell office:value-type="string">
              <text:p>boxplots (métrique/espèce/unité d'observation)</text:p>
            </table:change-track-table-cell>
          </table:previous>
        </table:cell-content-change>
        <table:cell-content-change table:id="ct1003">
          <table:cell-address table:column="2" table:row="560" table:table="0"/>
          <office:change-info>
            <dc:creator> </dc:creator>
            <dc:date>2018-11-19T16:56:07.245000000</dc:date>
          </office:change-info>
          <table:previous>
            <table:change-track-table-cell/>
          </table:previous>
        </table:cell-content-change>
        <table:cell-content-change table:id="ct1004">
          <table:cell-address table:column="2" table:row="560" table:table="0"/>
          <office:change-info>
            <dc:creator> </dc:creator>
            <dc:date>2018-11-19T16:56:36.792000000</dc:date>
          </office:change-info>
          <table:previous table:id="ct1003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05">
          <table:cell-address table:column="2" table:row="561" table:table="0"/>
          <office:change-info>
            <dc:creator> </dc:creator>
            <dc:date>2018-11-19T16:56:47.961000000</dc:date>
          </office:change-info>
          <table:previous>
            <table:change-track-table-cell/>
          </table:previous>
        </table:cell-content-change>
        <table:cell-content-change table:id="ct1006">
          <table:cell-address table:column="2" table:row="562" table:table="0"/>
          <office:change-info>
            <dc:creator> </dc:creator>
            <dc:date>2018-11-19T16:56:51.659000000</dc:date>
          </office:change-info>
          <table:previous>
            <table:change-track-table-cell/>
          </table:previous>
        </table:cell-content-change>
        <table:cell-content-change table:id="ct1007">
          <table:cell-address table:column="2" table:row="563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8">
          <table:cell-address table:column="2" table:row="564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9">
          <table:cell-address table:column="2" table:row="563" table:table="0"/>
          <office:change-info>
            <dc:creator> </dc:creator>
            <dc:date>2018-11-19T16:57:35.183000000</dc:date>
          </office:change-info>
          <table:previous table:id="ct1007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0">
          <table:cell-address table:column="2" table:row="564" table:table="0"/>
          <office:change-info>
            <dc:creator> </dc:creator>
            <dc:date>2018-11-19T16:57:41.922000000</dc:date>
          </office:change-info>
          <table:previous table:id="ct1008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1011">
          <table:cell-address table:column="2" table:row="566" table:table="0"/>
          <office:change-info>
            <dc:creator> </dc:creator>
            <dc:date>2018-11-19T16:57:55.307000000</dc:date>
          </office:change-info>
          <table:previous>
            <table:change-track-table-cell/>
          </table:previous>
        </table:cell-content-change>
        <table:cell-content-change table:id="ct1012">
          <table:cell-address table:column="2" table:row="566" table:table="0"/>
          <office:change-info>
            <dc:creator> </dc:creator>
            <dc:date>2018-11-19T16:58:10.298000000</dc:date>
          </office:change-info>
          <table:previous table:id="ct1011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3">
          <table:cell-address table:column="2" table:row="566" table:table="0"/>
          <office:change-info>
            <dc:creator> </dc:creator>
            <dc:date>2018-11-19T16:58:13.278000000</dc:date>
          </office:change-info>
          <table:previous>
            <table:change-track-table-cell/>
          </table:previous>
        </table:cell-content-change>
        <table:cell-content-change table:id="ct1014">
          <table:cell-address table:column="2" table:row="566" table:table="0"/>
          <office:change-info>
            <dc:creator> </dc:creator>
            <dc:date>2018-11-19T16:58:36.943000000</dc:date>
          </office:change-info>
          <table:previous table:id="ct1013">
            <table:change-track-table-cell office:value-type="string">
              <text:p>boxplots (metrics aggregated/station)</text:p>
            </table:change-track-table-cell>
          </table:previous>
        </table:cell-content-change>
        <table:movement table:id="ct1015">
          <table:source-range-address table:column="2" table:row="565" table:table="0"/>
          <table:target-range-address table:column="2" table:row="567" table:table="0"/>
          <office:change-info>
            <dc:creator> </dc:creator>
            <dc:date>2018-11-19T16:58:39.080000000</dc:date>
          </office:change-info>
          <table:dependencies>
            <table:dependency table:id="ct1016"/>
          </table:dependencies>
        </table:movement>
        <table:movement table:id="ct1016">
          <table:source-range-address table:start-column="2" table:start-row="566" table:start-table="0" table:end-column="2" table:end-row="567" table:end-table="0"/>
          <table:target-range-address table:start-column="2" table:start-row="565" table:start-table="0" table:end-column="2" table:end-row="566" table:end-table="0"/>
          <office:change-info>
            <dc:creator> </dc:creator>
            <dc:date>2018-11-19T16:59:02.185000000</dc:date>
          </office:change-info>
          <table:dependencies>
            <table:dependency table:id="ct1026"/>
            <table:dependency table:id="ct1024"/>
          </table:dependencies>
          <table:deletions>
            <table:cell-content-deletion table:id="ct1014">
              <table:change-track-table-cell office:value-type="string">
                <text:p>multivariate regression trees (metrics aggregated/station</text:p>
              </table:change-track-table-cell>
            </table:cell-content-deletion>
          </table:deletions>
        </table:movement>
        <table:cell-content-change table:id="ct1017">
          <table:cell-address table:column="1" table:row="567" table:table="0"/>
          <office:change-info>
            <dc:creator> </dc:creator>
            <dc:date>2018-11-19T16:59:34.493000000</dc:date>
          </office:change-info>
          <table:previous>
            <table:change-track-table-cell/>
          </table:previous>
        </table:cell-content-change>
        <table:cell-content-change table:id="ct1018">
          <table:cell-address table:column="0" table:row="567" table:table="0"/>
          <office:change-info>
            <dc:creator> </dc:creator>
            <dc:date>2018-11-19T17:00:11.840000000</dc:date>
          </office:change-info>
          <table:previous table:id="ct97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19">
          <table:cell-address table:column="1" table:row="568" table:table="0"/>
          <office:change-info>
            <dc:creator> </dc:creator>
            <dc:date>2018-11-19T17:00:54.069000000</dc:date>
          </office:change-info>
          <table:previous>
            <table:change-track-table-cell/>
          </table:previous>
        </table:cell-content-change>
        <table:cell-content-change table:id="ct1020">
          <table:cell-address table:column="0" table:row="568" table:table="0"/>
          <office:change-info>
            <dc:creator> </dc:creator>
            <dc:date>2018-11-19T17:01:01.994000000</dc:date>
          </office:change-info>
          <table:previous table:id="ct97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21">
          <table:cell-address table:column="0" table:row="568" table:table="0"/>
          <office:change-info>
            <dc:creator> </dc:creator>
            <dc:date>2018-11-19T17:01:12.227000000</dc:date>
          </office:change-info>
          <table:previous table:id="ct1020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2">
          <table:cell-address table:column="0" table:row="567" table:table="0"/>
          <office:change-info>
            <dc:creator> </dc:creator>
            <dc:date>2018-11-19T17:02:39.669000000</dc:date>
          </office:change-info>
          <table:previous table:id="ct1018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3">
          <table:cell-address table:column="0" table:row="568" table:table="0"/>
          <office:change-info>
            <dc:creator> </dc:creator>
            <dc:date>2018-11-19T17:02:59.403000000</dc:date>
          </office:change-info>
          <table:previous table:id="ct1021">
            <table:change-track-table-cell office:value-type="string">
              <text:p>titreSelVar.f.WT.barplot.unitobs</text:p>
            </table:change-track-table-cell>
          </table:previous>
        </table:cell-content-change>
        <table:cell-content-change table:id="ct1024">
          <table:cell-address table:column="2" table:row="567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5">
          <table:cell-address table:column="2" table:row="568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6">
          <table:cell-address table:column="2" table:row="567" table:table="0"/>
          <office:change-info>
            <dc:creator> </dc:creator>
            <dc:date>2018-11-19T17:03:27.764000000</dc:date>
          </office:change-info>
          <table:previous table:id="ct1024"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1027">
          <table:cell-address table:column="2" table:row="568" table:table="0"/>
          <office:change-info>
            <dc:creator> </dc:creator>
            <dc:date>2018-11-19T17:03:33.755000000</dc:date>
          </office:change-info>
          <table:previous table:id="ct1025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1028">
          <table:cell-address table:column="1" table:row="569" table:table="0"/>
          <office:change-info>
            <dc:creator> </dc:creator>
            <dc:date>2018-11-19T17:03:55.174000000</dc:date>
          </office:change-info>
          <table:previous>
            <table:change-track-table-cell/>
          </table:previous>
        </table:cell-content-change>
        <table:cell-content-change table:id="ct1029">
          <table:cell-address table:column="1" table:row="570" table:table="0"/>
          <office:change-info>
            <dc:creator> </dc:creator>
            <dc:date>2018-11-19T17:04:11.196000000</dc:date>
          </office:change-info>
          <table:previous>
            <table:change-track-table-cell/>
          </table:previous>
        </table:cell-content-change>
        <table:cell-content-change table:id="ct1030">
          <table:cell-address table:column="0" table:row="569" table:table="0"/>
          <office:change-info>
            <dc:creator> </dc:creator>
            <dc:date>2018-11-19T17:04:27.248000000</dc:date>
          </office:change-info>
          <table:previous table:id="ct97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1">
          <table:cell-address table:column="0" table:row="570" table:table="0"/>
          <office:change-info>
            <dc:creator> </dc:creator>
            <dc:date>2018-11-19T17:04:55.593000000</dc:date>
          </office:change-info>
          <table:previous table:id="ct97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2">
          <table:cell-address table:column="1" table:row="571" table:table="0"/>
          <office:change-info>
            <dc:creator> </dc:creator>
            <dc:date>2018-11-19T17:05:11.802000000</dc:date>
          </office:change-info>
          <table:previous>
            <table:change-track-table-cell/>
          </table:previous>
        </table:cell-content-change>
        <table:cell-content-change table:id="ct1033">
          <table:cell-address table:column="1" table:row="572" table:table="0"/>
          <office:change-info>
            <dc:creator> </dc:creator>
            <dc:date>2018-11-19T17:05:24.594000000</dc:date>
          </office:change-info>
          <table:previous>
            <table:change-track-table-cell/>
          </table:previous>
        </table:cell-content-change>
        <table:cell-content-change table:id="ct1034">
          <table:cell-address table:column="0" table:row="571" table:table="0"/>
          <office:change-info>
            <dc:creator> </dc:creator>
            <dc:date>2018-11-19T17:05:56.979000000</dc:date>
          </office:change-info>
          <table:previous table:id="ct97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5">
          <table:cell-address table:column="0" table:row="572" table:table="0"/>
          <office:change-info>
            <dc:creator> </dc:creator>
            <dc:date>2018-11-19T17:06:14.014000000</dc:date>
          </office:change-info>
          <table:previous table:id="ct97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6">
          <table:cell-address table:column="2" table:row="569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7">
          <table:cell-address table:column="2" table:row="570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8">
          <table:cell-address table:column="2" table:row="571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9">
          <table:cell-address table:column="2" table:row="572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40">
          <table:cell-address table:column="2" table:row="569" table:table="0"/>
          <office:change-info>
            <dc:creator> </dc:creator>
            <dc:date>2018-11-19T17:07:02.577000000</dc:date>
          </office:change-info>
          <table:previous table:id="ct103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1">
          <table:cell-address table:column="2" table:row="570" table:table="0"/>
          <office:change-info>
            <dc:creator> </dc:creator>
            <dc:date>2018-11-19T17:07:05.979000000</dc:date>
          </office:change-info>
          <table:previous table:id="ct103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2">
          <table:cell-address table:column="2" table:row="571" table:table="0"/>
          <office:change-info>
            <dc:creator> </dc:creator>
            <dc:date>2018-11-19T17:07:31.423000000</dc:date>
          </office:change-info>
          <table:previous table:id="ct1038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3">
          <table:cell-address table:column="2" table:row="572" table:table="0"/>
          <office:change-info>
            <dc:creator> </dc:creator>
            <dc:date>2018-11-19T17:07:38.536000000</dc:date>
          </office:change-info>
          <table:previous table:id="ct1039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4">
          <table:cell-address table:column="0" table:row="573" table:table="0"/>
          <office:change-info>
            <dc:creator> </dc:creator>
            <dc:date>2018-11-19T17:09:14.929000000</dc:date>
          </office:change-info>
          <table:previous table:id="ct97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5">
          <table:cell-address table:column="1" table:row="573" table:table="0"/>
          <office:change-info>
            <dc:creator> </dc:creator>
            <dc:date>2018-11-19T17:09:16.613000000</dc:date>
          </office:change-info>
          <table:previous>
            <table:change-track-table-cell/>
          </table:previous>
        </table:cell-content-change>
        <table:cell-content-change table:id="ct1046">
          <table:cell-address table:column="0" table:row="573" table:table="0"/>
          <office:change-info>
            <dc:creator> </dc:creator>
            <dc:date>2018-11-19T17:09:30.544000000</dc:date>
          </office:change-info>
          <table:previous table:id="ct104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47">
          <table:cell-address table:column="1" table:row="574" table:table="0"/>
          <office:change-info>
            <dc:creator> </dc:creator>
            <dc:date>2018-11-19T17:09:51.573000000</dc:date>
          </office:change-info>
          <table:previous>
            <table:change-track-table-cell/>
          </table:previous>
        </table:cell-content-change>
        <table:cell-content-change table:id="ct1048">
          <table:cell-address table:column="0" table:row="574" table:table="0"/>
          <office:change-info>
            <dc:creator> </dc:creator>
            <dc:date>2018-11-19T17:10:01.978000000</dc:date>
          </office:change-info>
          <table:previous table:id="ct97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9">
          <table:cell-address table:column="0" table:row="575" table:table="0"/>
          <office:change-info>
            <dc:creator> </dc:creator>
            <dc:date>2018-11-19T17:10:06.159000000</dc:date>
          </office:change-info>
          <table:previous table:id="ct97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0">
          <table:cell-address table:column="0" table:row="576" table:table="0"/>
          <office:change-info>
            <dc:creator> </dc:creator>
            <dc:date>2018-11-19T17:10:06.159000000</dc:date>
          </office:change-info>
          <table:previous table:id="ct98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1">
          <table:cell-address table:column="0" table:row="577" table:table="0"/>
          <office:change-info>
            <dc:creator> </dc:creator>
            <dc:date>2018-11-19T17:10:06.159000000</dc:date>
          </office:change-info>
          <table:previous table:id="ct98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2">
          <table:cell-address table:column="0" table:row="577" table:table="0"/>
          <office:change-info>
            <dc:creator> </dc:creator>
            <dc:date>2018-11-19T17:10:06.159000000</dc:date>
          </office:change-info>
          <table:previous table:id="ct98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3">
          <table:cell-address table:column="0" table:row="577" table:table="0"/>
          <office:change-info>
            <dc:creator> </dc:creator>
            <dc:date>2018-11-19T17:10:06.159000000</dc:date>
          </office:change-info>
          <table:previous table:id="ct98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4">
          <table:cell-address table:column="0" table:row="577" table:table="0"/>
          <office:change-info>
            <dc:creator> </dc:creator>
            <dc:date>2018-11-19T17:10:06.159000000</dc:date>
          </office:change-info>
          <table:previous table:id="ct98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5">
          <table:cell-address table:column="0" table:row="577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6">
          <table:cell-address table:column="0" table:row="577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7">
          <table:cell-address table:column="0" table:row="577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8">
          <table:cell-address table:column="0" table:row="577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9">
          <table:cell-address table:column="0" table:row="577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0">
          <table:cell-address table:column="0" table:row="577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1">
          <table:cell-address table:column="0" table:row="577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0" table:row="578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0" table:row="579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4">
          <table:cell-address table:column="0" table:row="574" table:table="0"/>
          <office:change-info>
            <dc:creator> </dc:creator>
            <dc:date>2018-11-19T17:10:28.624000000</dc:date>
          </office:change-info>
          <table:previous table:id="ct104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5">
          <table:cell-address table:column="1" table:row="575" table:table="0"/>
          <office:change-info>
            <dc:creator> </dc:creator>
            <dc:date>2018-11-19T17:10:50.449000000</dc:date>
          </office:change-info>
          <table:previous>
            <table:change-track-table-cell/>
          </table:previous>
        </table:cell-content-change>
        <table:cell-content-change table:id="ct1066">
          <table:cell-address table:column="0" table:row="575" table:table="0"/>
          <office:change-info>
            <dc:creator> </dc:creator>
            <dc:date>2018-11-19T17:11:03.819000000</dc:date>
          </office:change-info>
          <table:previous table:id="ct104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7">
          <table:cell-address table:column="1" table:row="576" table:table="0"/>
          <office:change-info>
            <dc:creator> </dc:creator>
            <dc:date>2018-11-19T17:11:17.937000000</dc:date>
          </office:change-info>
          <table:previous>
            <table:change-track-table-cell/>
          </table:previous>
        </table:cell-content-change>
        <table:cell-content-change table:id="ct1068">
          <table:cell-address table:column="0" table:row="576" table:table="0"/>
          <office:change-info>
            <dc:creator> </dc:creator>
            <dc:date>2018-11-19T17:11:34.146000000</dc:date>
          </office:change-info>
          <table:previous table:id="ct105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9">
          <table:cell-address table:column="1" table:row="577" table:table="0"/>
          <office:change-info>
            <dc:creator> </dc:creator>
            <dc:date>2018-11-19T17:11:49.935000000</dc:date>
          </office:change-info>
          <table:previous>
            <table:change-track-table-cell/>
          </table:previous>
        </table:cell-content-change>
        <table:cell-content-change table:id="ct1070">
          <table:cell-address table:column="0" table:row="577" table:table="0"/>
          <office:change-info>
            <dc:creator> </dc:creator>
            <dc:date>2018-11-19T17:12:03.353000000</dc:date>
          </office:change-info>
          <table:previous table:id="ct105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1">
          <table:cell-address table:column="1" table:row="577" table:table="0"/>
          <office:change-info>
            <dc:creator> </dc:creator>
            <dc:date>2018-11-19T17:12:17.226000000</dc:date>
          </office:change-info>
          <table:previous>
            <table:change-track-table-cell/>
          </table:previous>
        </table:cell-content-change>
        <table:cell-content-change table:id="ct1072">
          <table:cell-address table:column="0" table:row="577" table:table="0"/>
          <office:change-info>
            <dc:creator> </dc:creator>
            <dc:date>2018-11-19T17:12:28.676000000</dc:date>
          </office:change-info>
          <table:previous table:id="ct105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3">
          <table:cell-address table:column="1" table:row="577" table:table="0"/>
          <office:change-info>
            <dc:creator> </dc:creator>
            <dc:date>2018-11-19T17:12:47.866000000</dc:date>
          </office:change-info>
          <table:previous>
            <table:change-track-table-cell/>
          </table:previous>
        </table:cell-content-change>
        <table:cell-content-change table:id="ct1074">
          <table:cell-address table:column="0" table:row="577" table:table="0"/>
          <office:change-info>
            <dc:creator> </dc:creator>
            <dc:date>2018-11-19T17:13:00.300000000</dc:date>
          </office:change-info>
          <table:previous table:id="ct105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5">
          <table:cell-address table:column="1" table:row="577" table:table="0"/>
          <office:change-info>
            <dc:creator> </dc:creator>
            <dc:date>2018-11-19T17:13:23.716000000</dc:date>
          </office:change-info>
          <table:previous table:id="ct1073">
            <table:change-track-table-cell office:value-type="string">
              <text:p>Métrique expliquée :</text:p>
            </table:change-track-table-cell>
          </table:previous>
        </table:cell-content-change>
        <table:cell-content-change table:id="ct1076">
          <table:cell-address table:column="1" table:row="577" table:table="0"/>
          <office:change-info>
            <dc:creator> </dc:creator>
            <dc:date>2018-11-19T17:13:24.871000000</dc:date>
          </office:change-info>
          <table:previous>
            <table:change-track-table-cell/>
          </table:previous>
        </table:cell-content-change>
        <table:cell-content-change table:id="ct1077">
          <table:cell-address table:column="0" table:row="577" table:table="0"/>
          <office:change-info>
            <dc:creator> </dc:creator>
            <dc:date>2018-11-19T17:13:36.337000000</dc:date>
          </office:change-info>
          <table:previous table:id="ct105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8">
          <table:cell-address table:column="1" table:row="577" table:table="0"/>
          <office:change-info>
            <dc:creator> </dc:creator>
            <dc:date>2018-11-19T17:13:51.064000000</dc:date>
          </office:change-info>
          <table:previous>
            <table:change-track-table-cell/>
          </table:previous>
        </table:cell-content-change>
        <table:cell-content-change table:id="ct1079">
          <table:cell-address table:column="0" table:row="577" table:table="0"/>
          <office:change-info>
            <dc:creator> </dc:creator>
            <dc:date>2018-11-19T17:14:06.883000000</dc:date>
          </office:change-info>
          <table:previous table:id="ct1055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0">
          <table:cell-address table:column="1" table:row="577" table:table="0"/>
          <office:change-info>
            <dc:creator> </dc:creator>
            <dc:date>2018-11-19T17:14:20.378000000</dc:date>
          </office:change-info>
          <table:previous>
            <table:change-track-table-cell/>
          </table:previous>
        </table:cell-content-change>
        <table:cell-content-change table:id="ct1081">
          <table:cell-address table:column="1" table:row="577" table:table="0"/>
          <office:change-info>
            <dc:creator> </dc:creator>
            <dc:date>2018-11-19T17:14:22.936000000</dc:date>
          </office:change-info>
          <table:previous table:id="ct1078">
            <table:change-track-table-cell office:value-type="string">
              <text:p>Métrique à représenter</text:p>
            </table:change-track-table-cell>
          </table:previous>
        </table:cell-content-change>
        <table:cell-content-change table:id="ct1082">
          <table:cell-address table:column="0" table:row="577" table:table="0"/>
          <office:change-info>
            <dc:creator> </dc:creator>
            <dc:date>2018-11-19T17:14:38.131000000</dc:date>
          </office:change-info>
          <table:previous table:id="ct1056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3">
          <table:cell-address table:column="1" table:row="577" table:table="0"/>
          <office:change-info>
            <dc:creator> </dc:creator>
            <dc:date>2018-11-19T17:14:52.750000000</dc:date>
          </office:change-info>
          <table:previous>
            <table:change-track-table-cell/>
          </table:previous>
        </table:cell-content-change>
        <table:cell-content-change table:id="ct1084">
          <table:cell-address table:column="0" table:row="577" table:table="0"/>
          <office:change-info>
            <dc:creator> </dc:creator>
            <dc:date>2018-11-19T17:15:03.031000000</dc:date>
          </office:change-info>
          <table:previous table:id="ct1057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5">
          <table:cell-address table:column="1" table:row="577" table:table="0"/>
          <office:change-info>
            <dc:creator> </dc:creator>
            <dc:date>2018-11-19T17:15:18.023000000</dc:date>
          </office:change-info>
          <table:previous>
            <table:change-track-table-cell/>
          </table:previous>
        </table:cell-content-change>
        <table:cell-content-change table:id="ct1086">
          <table:cell-address table:column="1" table:row="577" table:table="0"/>
          <office:change-info>
            <dc:creator> </dc:creator>
            <dc:date>2018-11-19T17:15:24.949000000</dc:date>
          </office:change-info>
          <table:previous table:id="ct1081">
            <table:change-track-table-cell office:value-type="string">
              <text:p>Métrique à représenter : </text:p>
            </table:change-track-table-cell>
          </table:previous>
        </table:cell-content-change>
        <table:cell-content-change table:id="ct1087">
          <table:cell-address table:column="0" table:row="577" table:table="0"/>
          <office:change-info>
            <dc:creator> </dc:creator>
            <dc:date>2018-11-19T17:15:39.100000000</dc:date>
          </office:change-info>
          <table:previous table:id="ct105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8">
          <table:cell-address table:column="1" table:row="577" table:table="0"/>
          <office:change-info>
            <dc:creator> </dc:creator>
            <dc:date>2018-11-19T17:15:51.424000000</dc:date>
          </office:change-info>
          <table:previous>
            <table:change-track-table-cell/>
          </table:previous>
        </table:cell-content-change>
        <table:cell-content-change table:id="ct1089">
          <table:cell-address table:column="0" table:row="577" table:table="0"/>
          <office:change-info>
            <dc:creator> </dc:creator>
            <dc:date>2018-11-19T17:16:02.422000000</dc:date>
          </office:change-info>
          <table:previous table:id="ct105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0">
          <table:cell-address table:column="1" table:row="577" table:table="0"/>
          <office:change-info>
            <dc:creator> </dc:creator>
            <dc:date>2018-11-19T17:16:17.398000000</dc:date>
          </office:change-info>
          <table:previous>
            <table:change-track-table-cell/>
          </table:previous>
        </table:cell-content-change>
        <table:cell-content-change table:id="ct1091">
          <table:cell-address table:column="0" table:row="577" table:table="0"/>
          <office:change-info>
            <dc:creator> </dc:creator>
            <dc:date>2018-11-19T17:16:28.037000000</dc:date>
          </office:change-info>
          <table:previous table:id="ct106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2">
          <table:cell-address table:column="0" table:row="577" table:table="0"/>
          <office:change-info>
            <dc:creator> </dc:creator>
            <dc:date>2018-11-19T17:16:56.976000000</dc:date>
          </office:change-info>
          <table:previous table:id="ct106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3">
          <table:cell-address table:column="0" table:row="578" table:table="0"/>
          <office:change-info>
            <dc:creator> </dc:creator>
            <dc:date>2018-11-19T17:17:05.431000000</dc:date>
          </office:change-info>
          <table:previous table:id="ct106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4">
          <table:cell-address table:column="0" table:row="579" table:table="0"/>
          <office:change-info>
            <dc:creator> </dc:creator>
            <dc:date>2018-11-19T17:17:05.431000000</dc:date>
          </office:change-info>
          <table:previous table:id="ct106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5">
          <table:cell-address table:column="0" table:row="58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6">
          <table:cell-address table:column="0" table:row="58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7">
          <table:cell-address table:column="0" table:row="58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8">
          <table:cell-address table:column="0" table:row="58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9">
          <table:cell-address table:column="0" table:row="58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0">
          <table:cell-address table:column="0" table:row="58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1">
          <table:cell-address table:column="0" table:row="58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2">
          <table:cell-address table:column="0" table:row="58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3">
          <table:cell-address table:column="0" table:row="58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4">
          <table:cell-address table:column="0" table:row="58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5">
          <table:cell-address table:column="0" table:row="58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6">
          <table:cell-address table:column="0" table:row="58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7">
          <table:cell-address table:column="0" table:row="58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8">
          <table:cell-address table:column="0" table:row="58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9">
          <table:cell-address table:column="0" table:row="58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0">
          <table:cell-address table:column="0" table:row="58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1">
          <table:cell-address table:column="0" table:row="58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2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3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4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5">
          <table:cell-address table:column="1" table:row="577" table:table="0"/>
          <office:change-info>
            <dc:creator> </dc:creator>
            <dc:date>2018-11-19T17:17:24.604000000</dc:date>
          </office:change-info>
          <table:previous>
            <table:change-track-table-cell/>
          </table:previous>
        </table:cell-content-change>
        <table:cell-content-change table:id="ct1116">
          <table:cell-address table:column="0" table:row="577" table:table="0"/>
          <office:change-info>
            <dc:creator> </dc:creator>
            <dc:date>2018-11-19T17:17:38.535000000</dc:date>
          </office:change-info>
          <table:previous table:id="ct109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7">
          <table:cell-address table:column="1" table:row="578" table:table="0"/>
          <office:change-info>
            <dc:creator> </dc:creator>
            <dc:date>2018-11-19T17:17:51.842000000</dc:date>
          </office:change-info>
          <table:previous>
            <table:change-track-table-cell/>
          </table:previous>
        </table:cell-content-change>
        <table:cell-content-change table:id="ct1118">
          <table:cell-address table:column="0" table:row="578" table:table="0"/>
          <office:change-info>
            <dc:creator> </dc:creator>
            <dc:date>2018-11-19T17:18:02.748000000</dc:date>
          </office:change-info>
          <table:previous table:id="ct109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9">
          <table:cell-address table:column="1" table:row="579" table:table="0"/>
          <office:change-info>
            <dc:creator> </dc:creator>
            <dc:date>2018-11-19T17:18:20.127000000</dc:date>
          </office:change-info>
          <table:previous>
            <table:change-track-table-cell/>
          </table:previous>
        </table:cell-content-change>
        <table:cell-content-change table:id="ct1120">
          <table:cell-address table:column="0" table:row="579" table:table="0"/>
          <office:change-info>
            <dc:creator> </dc:creator>
            <dc:date>2018-11-19T17:18:29.456000000</dc:date>
          </office:change-info>
          <table:previous table:id="ct109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1">
          <table:cell-address table:column="1" table:row="580" table:table="0"/>
          <office:change-info>
            <dc:creator> </dc:creator>
            <dc:date>2018-11-19T17:18:44.513000000</dc:date>
          </office:change-info>
          <table:previous>
            <table:change-track-table-cell/>
          </table:previous>
        </table:cell-content-change>
        <table:cell-content-change table:id="ct1122">
          <table:cell-address table:column="0" table:row="580" table:table="0"/>
          <office:change-info>
            <dc:creator> </dc:creator>
            <dc:date>2018-11-19T17:18:59.035000000</dc:date>
          </office:change-info>
          <table:previous table:id="ct109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3">
          <table:cell-address table:column="1" table:row="581" table:table="0"/>
          <office:change-info>
            <dc:creator> </dc:creator>
            <dc:date>2018-11-19T17:19:14.355000000</dc:date>
          </office:change-info>
          <table:previous>
            <table:change-track-table-cell/>
          </table:previous>
        </table:cell-content-change>
        <table:cell-content-change table:id="ct1124">
          <table:cell-address table:column="0" table:row="581" table:table="0"/>
          <office:change-info>
            <dc:creator> </dc:creator>
            <dc:date>2018-11-19T17:19:23.980000000</dc:date>
          </office:change-info>
          <table:previous table:id="ct109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5">
          <table:cell-address table:column="1" table:row="581" table:table="0"/>
          <office:change-info>
            <dc:creator> </dc:creator>
            <dc:date>2018-11-19T17:19:39.861000000</dc:date>
          </office:change-info>
          <table:previous>
            <table:change-track-table-cell/>
          </table:previous>
        </table:cell-content-change>
        <table:cell-content-change table:id="ct1126">
          <table:cell-address table:column="0" table:row="581" table:table="0"/>
          <office:change-info>
            <dc:creator> </dc:creator>
            <dc:date>2018-11-19T17:19:47.287000000</dc:date>
          </office:change-info>
          <table:previous table:id="ct109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7">
          <table:cell-address table:column="1" table:row="581" table:table="0"/>
          <office:change-info>
            <dc:creator> </dc:creator>
            <dc:date>2018-11-19T17:19:59.767000000</dc:date>
          </office:change-info>
          <table:previous>
            <table:change-track-table-cell/>
          </table:previous>
        </table:cell-content-change>
        <table:cell-content-change table:id="ct1128">
          <table:cell-address table:column="0" table:row="581" table:table="0"/>
          <office:change-info>
            <dc:creator> </dc:creator>
            <dc:date>2018-11-19T17:20:09.986000000</dc:date>
          </office:change-info>
          <table:previous table:id="ct109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9">
          <table:cell-address table:column="1" table:row="581" table:table="0"/>
          <office:change-info>
            <dc:creator> </dc:creator>
            <dc:date>2018-11-19T17:20:21.655000000</dc:date>
          </office:change-info>
          <table:previous>
            <table:change-track-table-cell/>
          </table:previous>
        </table:cell-content-change>
        <table:cell-content-change table:id="ct1130">
          <table:cell-address table:column="0" table:row="581" table:table="0"/>
          <office:change-info>
            <dc:creator> </dc:creator>
            <dc:date>2018-11-19T17:20:34.696000000</dc:date>
          </office:change-info>
          <table:previous table:id="ct109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1">
          <table:cell-address table:column="1" table:row="582" table:table="0"/>
          <office:change-info>
            <dc:creator> </dc:creator>
            <dc:date>2018-11-19T17:20:58.159000000</dc:date>
          </office:change-info>
          <table:previous>
            <table:change-track-table-cell/>
          </table:previous>
        </table:cell-content-change>
        <table:cell-content-change table:id="ct1132">
          <table:cell-address table:column="0" table:row="582" table:table="0"/>
          <office:change-info>
            <dc:creator> </dc:creator>
            <dc:date>2018-11-19T17:21:09.188000000</dc:date>
          </office:change-info>
          <table:previous table:id="ct110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3">
          <table:cell-address table:column="1" table:row="582" table:table="0"/>
          <office:change-info>
            <dc:creator> </dc:creator>
            <dc:date>2018-11-19T17:21:22.979000000</dc:date>
          </office:change-info>
          <table:previous>
            <table:change-track-table-cell/>
          </table:previous>
        </table:cell-content-change>
        <table:cell-content-change table:id="ct1134">
          <table:cell-address table:column="0" table:row="582" table:table="0"/>
          <office:change-info>
            <dc:creator> </dc:creator>
            <dc:date>2018-11-19T17:21:30.186000000</dc:date>
          </office:change-info>
          <table:previous table:id="ct110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5">
          <table:cell-address table:column="1" table:row="582" table:table="0"/>
          <office:change-info>
            <dc:creator> </dc:creator>
            <dc:date>2018-11-19T17:21:44.538000000</dc:date>
          </office:change-info>
          <table:previous>
            <table:change-track-table-cell/>
          </table:previous>
        </table:cell-content-change>
        <table:cell-content-change table:id="ct1136">
          <table:cell-address table:column="0" table:row="582" table:table="0"/>
          <office:change-info>
            <dc:creator> </dc:creator>
            <dc:date>2018-11-19T17:21:53.024000000</dc:date>
          </office:change-info>
          <table:previous table:id="ct110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7">
          <table:cell-address table:column="1" table:row="582" table:table="0"/>
          <office:change-info>
            <dc:creator> </dc:creator>
            <dc:date>2018-11-19T17:22:07.472000000</dc:date>
          </office:change-info>
          <table:previous>
            <table:change-track-table-cell/>
          </table:previous>
        </table:cell-content-change>
        <table:cell-content-change table:id="ct1138">
          <table:cell-address table:column="0" table:row="582" table:table="0"/>
          <office:change-info>
            <dc:creator> </dc:creator>
            <dc:date>2018-11-19T17:22:18.969000000</dc:date>
          </office:change-info>
          <table:previous table:id="ct110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9">
          <table:cell-address table:column="1" table:row="582" table:table="0"/>
          <office:change-info>
            <dc:creator> </dc:creator>
            <dc:date>2018-11-19T17:22:32.370000000</dc:date>
          </office:change-info>
          <table:previous>
            <table:change-track-table-cell/>
          </table:previous>
        </table:cell-content-change>
        <table:cell-content-change table:id="ct1140">
          <table:cell-address table:column="0" table:row="582" table:table="0"/>
          <office:change-info>
            <dc:creator> </dc:creator>
            <dc:date>2018-11-19T17:22:40.888000000</dc:date>
          </office:change-info>
          <table:previous table:id="ct110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1">
          <table:cell-address table:column="1" table:row="582" table:table="0"/>
          <office:change-info>
            <dc:creator> </dc:creator>
            <dc:date>2018-11-19T17:22:54.772000000</dc:date>
          </office:change-info>
          <table:previous>
            <table:change-track-table-cell/>
          </table:previous>
        </table:cell-content-change>
        <table:cell-content-change table:id="ct1142">
          <table:cell-address table:column="0" table:row="582" table:table="0"/>
          <office:change-info>
            <dc:creator> </dc:creator>
            <dc:date>2018-11-19T17:23:05.083000000</dc:date>
          </office:change-info>
          <table:previous table:id="ct110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3">
          <table:cell-address table:column="0" table:row="582" table:table="0"/>
          <office:change-info>
            <dc:creator> </dc:creator>
            <dc:date>2018-11-19T17:23:21.557000000</dc:date>
          </office:change-info>
          <table:previous table:id="ct110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4">
          <table:cell-address table:column="0" table:row="583" table:table="0"/>
          <office:change-info>
            <dc:creator> </dc:creator>
            <dc:date>2018-11-19T17:23:27.516000000</dc:date>
          </office:change-info>
          <table:previous table:id="ct110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5">
          <table:cell-address table:column="0" table:row="584" table:table="0"/>
          <office:change-info>
            <dc:creator> </dc:creator>
            <dc:date>2018-11-19T17:23:27.516000000</dc:date>
          </office:change-info>
          <table:previous table:id="ct110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6">
          <table:cell-address table:column="0" table:row="585" table:table="0"/>
          <office:change-info>
            <dc:creator> </dc:creator>
            <dc:date>2018-11-19T17:23:27.516000000</dc:date>
          </office:change-info>
          <table:previous table:id="ct110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7">
          <table:cell-address table:column="0" table:row="586" table:table="0"/>
          <office:change-info>
            <dc:creator> </dc:creator>
            <dc:date>2018-11-19T17:23:27.516000000</dc:date>
          </office:change-info>
          <table:previous table:id="ct111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8">
          <table:cell-address table:column="0" table:row="587" table:table="0"/>
          <office:change-info>
            <dc:creator> </dc:creator>
            <dc:date>2018-11-19T17:23:27.516000000</dc:date>
          </office:change-info>
          <table:previous table:id="ct111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9">
          <table:cell-address table:column="0" table:row="588" table:table="0"/>
          <office:change-info>
            <dc:creator> </dc:creator>
            <dc:date>2018-11-19T17:23:27.516000000</dc:date>
          </office:change-info>
          <table:previous table:id="ct111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0">
          <table:cell-address table:column="0" table:row="588" table:table="0"/>
          <office:change-info>
            <dc:creator> </dc:creator>
            <dc:date>2018-11-19T17:23:27.516000000</dc:date>
          </office:change-info>
          <table:previous table:id="ct111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1">
          <table:cell-address table:column="0" table:row="588" table:table="0"/>
          <office:change-info>
            <dc:creator> </dc:creator>
            <dc:date>2018-11-19T17:23:27.516000000</dc:date>
          </office:change-info>
          <table:previous table:id="ct111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2">
          <table:cell-address table:column="0" table:row="588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3">
          <table:cell-address table:column="0" table:row="588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4">
          <table:cell-address table:column="0" table:row="589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5">
          <table:cell-address table:column="0" table:row="590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6">
          <table:cell-address table:column="0" table:row="591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7">
          <table:cell-address table:column="0" table:row="59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8">
          <table:cell-address table:column="0" table:row="593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9">
          <table:cell-address table:column="0" table:row="59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0">
          <table:cell-address table:column="0" table:row="595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1">
          <table:cell-address table:column="0" table:row="596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2">
          <table:cell-address table:column="1" table:row="582" table:table="0"/>
          <office:change-info>
            <dc:creator> </dc:creator>
            <dc:date>2018-11-19T17:24:54.986000000</dc:date>
          </office:change-info>
          <table:previous>
            <table:change-track-table-cell/>
          </table:previous>
        </table:cell-content-change>
        <table:cell-content-change table:id="ct1163">
          <table:cell-address table:column="0" table:row="582" table:table="0"/>
          <office:change-info>
            <dc:creator> </dc:creator>
            <dc:date>2018-11-19T17:25:07.029000000</dc:date>
          </office:change-info>
          <table:previous table:id="ct114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4">
          <table:cell-address table:column="1" table:row="583" table:table="0"/>
          <office:change-info>
            <dc:creator> </dc:creator>
            <dc:date>2018-11-19T17:25:20.258000000</dc:date>
          </office:change-info>
          <table:previous>
            <table:change-track-table-cell/>
          </table:previous>
        </table:cell-content-change>
        <table:cell-content-change table:id="ct1165">
          <table:cell-address table:column="0" table:row="583" table:table="0"/>
          <office:change-info>
            <dc:creator> </dc:creator>
            <dc:date>2018-11-19T17:25:31.552000000</dc:date>
          </office:change-info>
          <table:previous table:id="ct114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6">
          <table:cell-address table:column="1" table:row="584" table:table="0"/>
          <office:change-info>
            <dc:creator> </dc:creator>
            <dc:date>2018-11-19T17:25:53.190000000</dc:date>
          </office:change-info>
          <table:previous>
            <table:change-track-table-cell/>
          </table:previous>
        </table:cell-content-change>
        <table:cell-content-change table:id="ct1167">
          <table:cell-address table:column="0" table:row="582" table:table="0"/>
          <office:change-info>
            <dc:creator> </dc:creator>
            <dc:date>2018-11-19T17:28:05.744000000</dc:date>
          </office:change-info>
          <table:previous table:id="ct1163">
            <table:change-track-table-cell office:value-type="string">
              <text:p>titreSelVar.f.F.boxplot.esp</text:p>
            </table:change-track-table-cell>
          </table:previous>
        </table:cell-content-change>
        <table:cell-content-change table:id="ct1168">
          <table:cell-address table:column="0" table:row="584" table:table="0"/>
          <office:change-info>
            <dc:creator> </dc:creator>
            <dc:date>2018-11-19T17:28:12.733000000</dc:date>
          </office:change-info>
          <table:previous table:id="ct114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9">
          <table:cell-address table:column="0" table:row="585" table:table="0"/>
          <office:change-info>
            <dc:creator> </dc:creator>
            <dc:date>2018-11-19T17:29:56.396000000</dc:date>
          </office:change-info>
          <table:previous table:id="ct114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0">
          <table:cell-address table:column="1" table:row="585" table:table="0"/>
          <office:change-info>
            <dc:creator> </dc:creator>
            <dc:date>2018-11-19T17:29:57.800000000</dc:date>
          </office:change-info>
          <table:previous>
            <table:change-track-table-cell/>
          </table:previous>
        </table:cell-content-change>
        <table:cell-content-change table:id="ct1171">
          <table:cell-address table:column="0" table:row="582" table:table="0"/>
          <office:change-info>
            <dc:creator> </dc:creator>
            <dc:date>2018-11-19T17:32:30.389000000</dc:date>
          </office:change-info>
          <table:previous table:id="ct1167">
            <table:change-track-table-cell office:value-type="string">
              <text:p>titreSelVar.f.F.boxplot</text:p>
            </table:change-track-table-cell>
          </table:previous>
        </table:cell-content-change>
        <table:cell-content-change table:id="ct1172">
          <table:cell-address table:column="0" table:row="586" table:table="0"/>
          <office:change-info>
            <dc:creator> </dc:creator>
            <dc:date>2018-11-19T17:32:38.939000000</dc:date>
          </office:change-info>
          <table:previous table:id="ct114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3">
          <table:cell-address table:column="0" table:row="587" table:table="0"/>
          <office:change-info>
            <dc:creator> </dc:creator>
            <dc:date>2018-11-19T17:32:41.638000000</dc:date>
          </office:change-info>
          <table:previous table:id="ct114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4">
          <table:cell-address table:column="0" table:row="588" table:table="0"/>
          <office:change-info>
            <dc:creator> </dc:creator>
            <dc:date>2018-11-19T17:32:41.638000000</dc:date>
          </office:change-info>
          <table:previous table:id="ct114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5">
          <table:cell-address table:column="0" table:row="588" table:table="0"/>
          <office:change-info>
            <dc:creator> </dc:creator>
            <dc:date>2018-11-19T17:32:41.638000000</dc:date>
          </office:change-info>
          <table:previous table:id="ct115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6">
          <table:cell-address table:column="0" table:row="588" table:table="0"/>
          <office:change-info>
            <dc:creator> </dc:creator>
            <dc:date>2018-11-19T17:32:41.638000000</dc:date>
          </office:change-info>
          <table:previous table:id="ct115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7">
          <table:cell-address table:column="0" table:row="588" table:table="0"/>
          <office:change-info>
            <dc:creator> </dc:creator>
            <dc:date>2018-11-19T17:32:41.638000000</dc:date>
          </office:change-info>
          <table:previous table:id="ct1152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8">
          <table:cell-address table:column="0" table:row="574" table:table="0"/>
          <office:change-info>
            <dc:creator> </dc:creator>
            <dc:date>2018-11-26T13:22:51.182000000</dc:date>
          </office:change-info>
          <table:previous table:id="ct1064">
            <table:change-track-table-cell office:value-type="string">
              <text:p>titreSelVar.f.M.modele_lineaire</text:p>
            </table:change-track-table-cell>
          </table:previous>
        </table:cell-content-change>
        <table:cell-content-change table:id="ct1179">
          <table:cell-address table:column="0" table:row="573" table:table="0"/>
          <office:change-info>
            <dc:creator> </dc:creator>
            <dc:date>2018-11-26T13:23:12.713000000</dc:date>
          </office:change-info>
          <table:previous table:id="ct1046">
            <table:change-track-table-cell office:value-type="string">
              <text:p>titreSelVar.f.M.boxplot.esp</text:p>
            </table:change-track-table-cell>
          </table:previous>
        </table:cell-content-change>
        <table:cell-content-change table:id="ct1180">
          <table:cell-address table:column="0" table:row="577" table:table="0"/>
          <office:change-info>
            <dc:creator> </dc:creator>
            <dc:date>2018-11-26T13:31:41.938000000</dc:date>
          </office:change-info>
          <table:previous table:id="ct1116">
            <table:change-track-table-cell office:value-type="string">
              <text:p>titreSelVar.f.FS.boxplot.esp</text:p>
            </table:change-track-table-cell>
          </table:previous>
        </table:cell-content-change>
        <table:cell-content-change table:id="ct1181">
          <table:cell-address table:column="0" table:row="580" table:table="0"/>
          <office:change-info>
            <dc:creator> </dc:creator>
            <dc:date>2018-11-26T13:32:21.708000000</dc:date>
          </office:change-info>
          <table:previous table:id="ct1122">
            <table:change-track-table-cell office:value-type="string">
              <text:p>titreSelVar.f.FS.freq_occurrence.unitobs</text:p>
            </table:change-track-table-cell>
          </table:previous>
        </table:cell-content-change>
        <table:cell-content-change table:id="ct1182">
          <table:cell-address table:column="0" table:row="580" table:table="0"/>
          <office:change-info>
            <dc:creator> </dc:creator>
            <dc:date>2018-11-26T13:38:41.764000000</dc:date>
          </office:change-info>
          <table:previous table:id="ct1181">
            <table:change-track-table-cell office:value-type="string">
              <text:p>titreSelVar.f.FS.spBarBoxplot.esp</text:p>
            </table:change-track-table-cell>
          </table:previous>
        </table:cell-content-change>
        <table:deletion table:id="ct1183" table:type="row" table:position="577" table:table="0" table:multi-deletion-spanned="10">
          <office:change-info>
            <dc:creator> </dc:creator>
            <dc:date>2018-11-26T13:42:06.919000000</dc:date>
          </office:change-info>
          <table:deletions>
            <table:cell-content-deletion table:id="ct1069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0">
              <table:change-track-table-cell office:value-type="string">
                <text:p>titreSelVar.f.M.boxplot.unitobs</text:p>
              </table:change-track-table-cell>
            </table:cell-content-deletion>
          </table:deletions>
        </table:deletion>
        <table:deletion table:id="ct1184" table:type="row" table:position="577" table:table="0">
          <office:change-info>
            <dc:creator> </dc:creator>
            <dc:date>2018-11-26T13:42:06.919000000</dc:date>
          </office:change-info>
          <table:deletions>
            <table:change-deletion table:id="ct1183"/>
            <table:cell-content-deletion table:id="ct1071">
              <table:change-track-table-cell office:value-type="string">
                <text:p>Métrique expliquée : </text:p>
              </table:change-track-table-cell>
            </table:cell-content-deletion>
            <table:cell-content-deletion table:id="ct1072">
              <table:change-track-table-cell office:value-type="string">
                <text:p>titreSelVar.f.M.modele_lineaire.unitobs</text:p>
              </table:change-track-table-cell>
            </table:cell-content-deletion>
          </table:deletions>
        </table:deletion>
        <table:deletion table:id="ct1185" table:type="row" table:position="577" table:table="0">
          <office:change-info>
            <dc:creator> </dc:creator>
            <dc:date>2018-11-26T13:42:06.919000000</dc:date>
          </office:change-info>
          <table:deletions>
            <table:change-deletion table:id="ct1184"/>
            <table:cell-content-deletion table:id="ct1075">
              <table:change-track-table-cell office:value-type="string">
                <text:p>Métrique expliquée : </text:p>
              </table:change-track-table-cell>
            </table:cell-content-deletion>
            <table:cell-content-deletion table:id="ct1074">
              <table:change-track-table-cell office:value-type="string">
                <text:p>titreSelVar.f.M.MRT.unitobs</text:p>
              </table:change-track-table-cell>
            </table:cell-content-deletion>
          </table:deletions>
        </table:deletion>
        <table:deletion table:id="ct1186" table:type="row" table:position="577" table:table="0">
          <office:change-info>
            <dc:creator> </dc:creator>
            <dc:date>2018-11-26T13:42:06.919000000</dc:date>
          </office:change-info>
          <table:deletions>
            <table:change-deletion table:id="ct1185"/>
            <table:cell-content-deletion table:id="ct1076">
              <table:change-track-table-cell office:value-type="string">
                <text:p>Métrique expliquée : </text:p>
              </table:change-track-table-cell>
            </table:cell-content-deletion>
            <table:cell-content-deletion table:id="ct1077">
              <table:change-track-table-cell office:value-type="string">
                <text:p>titreSelVar.f.M.MRT.esp</text:p>
              </table:change-track-table-cell>
            </table:cell-content-deletion>
          </table:deletions>
        </table:deletion>
        <table:deletion table:id="ct1187" table:type="row" table:position="577" table:table="0">
          <office:change-info>
            <dc:creator> </dc:creator>
            <dc:date>2018-11-26T13:42:06.919000000</dc:date>
          </office:change-info>
          <table:deletions>
            <table:change-deletion table:id="ct1186"/>
            <table:cell-content-deletion table:id="ct1086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9">
              <table:change-track-table-cell office:value-type="string">
                <text:p>titreSelVar.f.M.barplot.unitobs</text:p>
              </table:change-track-table-cell>
            </table:cell-content-deletion>
          </table:deletions>
        </table:deletion>
        <table:deletion table:id="ct1188" table:type="row" table:position="577" table:table="0">
          <office:change-info>
            <dc:creator> </dc:creator>
            <dc:date>2018-11-26T13:42:06.919000000</dc:date>
          </office:change-info>
          <table:deletions>
            <table:change-deletion table:id="ct1187"/>
            <table:cell-content-deletion table:id="ct108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2">
              <table:change-track-table-cell office:value-type="string">
                <text:p>titreSelVar.f.M.barplot.esp</text:p>
              </table:change-track-table-cell>
            </table:cell-content-deletion>
          </table:deletions>
        </table:deletion>
        <table:deletion table:id="ct1189" table:type="row" table:position="577" table:table="0">
          <office:change-info>
            <dc:creator> </dc:creator>
            <dc:date>2018-11-26T13:42:06.919000000</dc:date>
          </office:change-info>
          <table:deletions>
            <table:change-deletion table:id="ct1188"/>
            <table:cell-content-deletion table:id="ct1083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4">
              <table:change-track-table-cell office:value-type="string">
                <text:p>titreSelVar.f.M.spBarBoxplot.unitobs</text:p>
              </table:change-track-table-cell>
            </table:cell-content-deletion>
          </table:deletions>
        </table:deletion>
        <table:deletion table:id="ct1190" table:type="row" table:position="577" table:table="0">
          <office:change-info>
            <dc:creator> </dc:creator>
            <dc:date>2018-11-26T13:42:06.919000000</dc:date>
          </office:change-info>
          <table:deletions>
            <table:change-deletion table:id="ct1189"/>
            <table:cell-content-deletion table:id="ct1085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7">
              <table:change-track-table-cell office:value-type="string">
                <text:p>titreSelVar.f.M.spBarBoxplot.esp</text:p>
              </table:change-track-table-cell>
            </table:cell-content-deletion>
          </table:deletions>
        </table:deletion>
        <table:deletion table:id="ct1191" table:type="row" table:position="577" table:table="0">
          <office:change-info>
            <dc:creator> </dc:creator>
            <dc:date>2018-11-26T13:42:06.919000000</dc:date>
          </office:change-info>
          <table:deletions>
            <table:change-deletion table:id="ct1190"/>
            <table:cell-content-deletion table:id="ct1088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9">
              <table:change-track-table-cell office:value-type="string">
                <text:p>titreSelVar.f.M.spSymbols.unitobs</text:p>
              </table:change-track-table-cell>
            </table:cell-content-deletion>
          </table:deletions>
        </table:deletion>
        <table:deletion table:id="ct1192" table:type="row" table:position="577" table:table="0">
          <office:change-info>
            <dc:creator> </dc:creator>
            <dc:date>2018-11-26T13:42:06.919000000</dc:date>
          </office:change-info>
          <table:deletions>
            <table:change-deletion table:id="ct1191"/>
            <table:cell-content-deletion table:id="ct109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91">
              <table:change-track-table-cell office:value-type="string">
                <text:p>titreSelVar.f.M.spSymbols.esp</text:p>
              </table:change-track-table-cell>
            </table:cell-content-deletion>
          </table:deletions>
        </table:deletion>
        <table:deletion table:id="ct1193" table:type="row" table:position="581" table:table="0" table:multi-deletion-spanned="3">
          <office:change-info>
            <dc:creator> </dc:creator>
            <dc:date>2018-11-26T13:42:35.569000000</dc:date>
          </office:change-info>
          <table:deletions>
            <table:cell-content-deletion table:id="ct1123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4">
              <table:change-track-table-cell office:value-type="string">
                <text:p>titreSelVar.f.FS.boxplot.unitobs</text:p>
              </table:change-track-table-cell>
            </table:cell-content-deletion>
          </table:deletions>
        </table:deletion>
        <table:deletion table:id="ct1194" table:type="row" table:position="581" table:table="0">
          <office:change-info>
            <dc:creator> </dc:creator>
            <dc:date>2018-11-26T13:42:35.569000000</dc:date>
          </office:change-info>
          <table:deletions>
            <table:change-deletion table:id="ct1193"/>
            <table:cell-content-deletion table:id="ct112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6">
              <table:change-track-table-cell office:value-type="string">
                <text:p>titreSelVar.f.FS.modele_lineaire.unitobs</text:p>
              </table:change-track-table-cell>
            </table:cell-content-deletion>
          </table:deletions>
        </table:deletion>
        <table:deletion table:id="ct1195" table:type="row" table:position="581" table:table="0">
          <office:change-info>
            <dc:creator> </dc:creator>
            <dc:date>2018-11-26T13:42:35.569000000</dc:date>
          </office:change-info>
          <table:deletions>
            <table:change-deletion table:id="ct1194"/>
            <table:cell-content-deletion table:id="ct1127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8">
              <table:change-track-table-cell office:value-type="string">
                <text:p>titreSelVar.f.FS.MRT.unitobs</text:p>
              </table:change-track-table-cell>
            </table:cell-content-deletion>
          </table:deletions>
        </table:deletion>
        <table:deletion table:id="ct1196" table:type="row" table:position="582" table:table="0" table:multi-deletion-spanned="6">
          <office:change-info>
            <dc:creator> </dc:creator>
            <dc:date>2018-11-26T13:42:47.689000000</dc:date>
          </office:change-info>
          <table:deletions>
            <table:cell-content-deletion table:id="ct1131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2">
              <table:change-track-table-cell office:value-type="string">
                <text:p>titreSelVar.f.FS.barplot.unitobs</text:p>
              </table:change-track-table-cell>
            </table:cell-content-deletion>
          </table:deletions>
        </table:deletion>
        <table:deletion table:id="ct1197" table:type="row" table:position="582" table:table="0">
          <office:change-info>
            <dc:creator> </dc:creator>
            <dc:date>2018-11-26T13:42:47.689000000</dc:date>
          </office:change-info>
          <table:deletions>
            <table:change-deletion table:id="ct1196"/>
            <table:cell-content-deletion table:id="ct1133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4">
              <table:change-track-table-cell office:value-type="string">
                <text:p>titreSelVar.f.FS.barplot.esp</text:p>
              </table:change-track-table-cell>
            </table:cell-content-deletion>
          </table:deletions>
        </table:deletion>
        <table:deletion table:id="ct1198" table:type="row" table:position="582" table:table="0">
          <office:change-info>
            <dc:creator> </dc:creator>
            <dc:date>2018-11-26T13:42:47.689000000</dc:date>
          </office:change-info>
          <table:deletions>
            <table:change-deletion table:id="ct1197"/>
            <table:cell-content-deletion table:id="ct113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6">
              <table:change-track-table-cell office:value-type="string">
                <text:p>titreSelVar.f.FS.spBarBoxplot.unitobs</text:p>
              </table:change-track-table-cell>
            </table:cell-content-deletion>
          </table:deletions>
        </table:deletion>
        <table:deletion table:id="ct1199" table:type="row" table:position="582" table:table="0">
          <office:change-info>
            <dc:creator> </dc:creator>
            <dc:date>2018-11-26T13:42:47.689000000</dc:date>
          </office:change-info>
          <table:deletions>
            <table:change-deletion table:id="ct1198"/>
            <table:cell-content-deletion table:id="ct1137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8">
              <table:change-track-table-cell office:value-type="string">
                <text:p>titreSelVar.f.FS.spBarBoxplot.esp</text:p>
              </table:change-track-table-cell>
            </table:cell-content-deletion>
          </table:deletions>
        </table:deletion>
        <table:deletion table:id="ct1200" table:type="row" table:position="582" table:table="0">
          <office:change-info>
            <dc:creator> </dc:creator>
            <dc:date>2018-11-26T13:42:47.689000000</dc:date>
          </office:change-info>
          <table:deletions>
            <table:change-deletion table:id="ct1199"/>
            <table:cell-content-deletion table:id="ct1139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40">
              <table:change-track-table-cell office:value-type="string">
                <text:p>titreSelVar.f.FS.spSymbols.unitobs</text:p>
              </table:change-track-table-cell>
            </table:cell-content-deletion>
          </table:deletions>
        </table:deletion>
        <table:deletion table:id="ct1201" table:type="row" table:position="582" table:table="0">
          <office:change-info>
            <dc:creator> </dc:creator>
            <dc:date>2018-11-26T13:42:47.689000000</dc:date>
          </office:change-info>
          <table:deletions>
            <table:change-deletion table:id="ct1200"/>
            <table:cell-content-deletion table:id="ct1141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42">
              <table:change-track-table-cell office:value-type="string">
                <text:p>titreSelVar.f.FS.spSymbols.esp</text:p>
              </table:change-track-table-cell>
            </table:cell-content-deletion>
          </table:deletions>
        </table:deletion>
        <table:cell-content-change table:id="ct1202">
          <table:cell-address table:column="0" table:row="586" table:table="0"/>
          <office:change-info>
            <dc:creator> </dc:creator>
            <dc:date>2018-11-26T13:44:52.141000000</dc:date>
          </office:change-info>
          <table:previous table:id="ct1172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3">
          <table:cell-address table:column="0" table:row="587" table:table="0"/>
          <office:change-info>
            <dc:creator> </dc:creator>
            <dc:date>2018-11-26T13:45:17.701000000</dc:date>
          </office:change-info>
          <table:previous table:id="ct1173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4">
          <table:cell-address table:column="1" table:row="586" table:table="0"/>
          <office:change-info>
            <dc:creator> </dc:creator>
            <dc:date>2018-11-26T13:45:18.911000000</dc:date>
          </office:change-info>
          <table:previous>
            <table:change-track-table-cell/>
          </table:previous>
        </table:cell-content-change>
        <table:cell-content-change table:id="ct1205">
          <table:cell-address table:column="1" table:row="587" table:table="0"/>
          <office:change-info>
            <dc:creator> </dc:creator>
            <dc:date>2018-11-26T13:45:49.641000000</dc:date>
          </office:change-info>
          <table:previous>
            <table:change-track-table-cell/>
          </table:previous>
        </table:cell-content-change>
        <table:cell-content-change table:id="ct1206">
          <table:cell-address table:column="0" table:row="587" table:table="0"/>
          <office:change-info>
            <dc:creator> </dc:creator>
            <dc:date>2018-11-26T13:45:58.241000000</dc:date>
          </office:change-info>
          <table:previous table:id="ct1203">
            <table:change-track-table-cell office:value-type="string">
              <text:p>titreSelVar.f.tLsp.Sp</text:p>
            </table:change-track-table-cell>
          </table:previous>
        </table:cell-content-change>
        <table:deletion table:id="ct1207" table:type="row" table:position="588" table:table="0" table:multi-deletion-spanned="4">
          <office:change-info>
            <dc:creator> </dc:creator>
            <dc:date>2018-11-26T13:49:13.746000000</dc:date>
          </office:change-info>
          <table:deletions>
            <table:cell-content-deletion table:id="ct1174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8" table:type="row" table:position="588" table:table="0">
          <office:change-info>
            <dc:creator> </dc:creator>
            <dc:date>2018-11-26T13:49:13.746000000</dc:date>
          </office:change-info>
          <table:deletions>
            <table:change-deletion table:id="ct1207"/>
            <table:cell-content-deletion table:id="ct1175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9" table:type="row" table:position="588" table:table="0">
          <office:change-info>
            <dc:creator> </dc:creator>
            <dc:date>2018-11-26T13:49:13.746000000</dc:date>
          </office:change-info>
          <table:deletions>
            <table:change-deletion table:id="ct1208"/>
            <table:cell-content-deletion table:id="ct1176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10" table:type="row" table:position="588" table:table="0">
          <office:change-info>
            <dc:creator> </dc:creator>
            <dc:date>2018-11-26T13:49:13.746000000</dc:date>
          </office:change-info>
          <table:deletions>
            <table:change-deletion table:id="ct1209"/>
            <table:cell-content-deletion table:id="ct1177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cell-content-change table:id="ct1211">
          <table:cell-address table:column="0" table:row="588" table:table="0"/>
          <office:change-info>
            <dc:creator> </dc:creator>
            <dc:date>2018-11-26T13:59:19.854000000</dc:date>
          </office:change-info>
          <table:previous table:id="ct115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2">
          <table:cell-address table:column="0" table:row="589" table:table="0"/>
          <office:change-info>
            <dc:creator> </dc:creator>
            <dc:date>2018-11-26T13:59:22.724000000</dc:date>
          </office:change-info>
          <table:previous table:id="ct115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3">
          <table:cell-address table:column="0" table:row="590" table:table="0"/>
          <office:change-info>
            <dc:creator> </dc:creator>
            <dc:date>2018-11-26T13:59:22.724000000</dc:date>
          </office:change-info>
          <table:previous table:id="ct115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4">
          <table:cell-address table:column="0" table:row="591" table:table="0"/>
          <office:change-info>
            <dc:creator> </dc:creator>
            <dc:date>2018-11-26T13:59:22.724000000</dc:date>
          </office:change-info>
          <table:previous table:id="ct115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5">
          <table:cell-address table:column="0" table:row="588" table:table="0"/>
          <office:change-info>
            <dc:creator> </dc:creator>
            <dc:date>2018-11-26T14:00:03.104000000</dc:date>
          </office:change-info>
          <table:previous table:id="ct1211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6">
          <table:cell-address table:column="0" table:row="588" table:table="0"/>
          <office:change-info>
            <dc:creator> </dc:creator>
            <dc:date>2018-11-26T14:00:58.454000000</dc:date>
          </office:change-info>
          <table:previous table:id="ct1215">
            <table:change-track-table-cell office:value-type="string">
              <text:p>titreSelVar.f.tLspSC.UnitobsSp</text:p>
            </table:change-track-table-cell>
          </table:previous>
        </table:cell-content-change>
        <table:cell-content-change table:id="ct1217">
          <table:cell-address table:column="0" table:row="589" table:table="0"/>
          <office:change-info>
            <dc:creator> </dc:creator>
            <dc:date>2018-11-26T14:01:29.584000000</dc:date>
          </office:change-info>
          <table:previous table:id="ct1212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8">
          <table:cell-address table:column="1" table:row="588" table:table="0"/>
          <office:change-info>
            <dc:creator> </dc:creator>
            <dc:date>2018-11-26T14:01:32.294000000</dc:date>
          </office:change-info>
          <table:previous>
            <table:change-track-table-cell/>
          </table:previous>
        </table:cell-content-change>
        <table:cell-content-change table:id="ct1219">
          <table:cell-address table:column="1" table:row="589" table:table="0"/>
          <office:change-info>
            <dc:creator> </dc:creator>
            <dc:date>2018-11-27T10:54:11.259000000</dc:date>
          </office:change-info>
          <table:previous>
            <table:change-track-table-cell/>
          </table:previous>
        </table:cell-content-change>
        <table:cell-content-change table:id="ct1220">
          <table:cell-address table:column="0" table:row="590" table:table="0"/>
          <office:change-info>
            <dc:creator> </dc:creator>
            <dc:date>2018-11-27T10:56:10.386000000</dc:date>
          </office:change-info>
          <table:previous table:id="ct1213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1">
          <table:cell-address table:column="0" table:row="591" table:table="0"/>
          <office:change-info>
            <dc:creator> </dc:creator>
            <dc:date>2018-11-27T10:56:14.491000000</dc:date>
          </office:change-info>
          <table:previous table:id="ct1214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2">
          <table:cell-address table:column="0" table:row="590" table:table="0"/>
          <office:change-info>
            <dc:creator> </dc:creator>
            <dc:date>2018-11-27T10:56:20.420000000</dc:date>
          </office:change-info>
          <table:previous table:id="ct1220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3">
          <table:cell-address table:column="0" table:row="591" table:table="0"/>
          <office:change-info>
            <dc:creator> </dc:creator>
            <dc:date>2018-11-27T10:56:27.635000000</dc:date>
          </office:change-info>
          <table:previous table:id="ct1221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4">
          <table:cell-address table:column="0" table:row="590" table:table="0"/>
          <office:change-info>
            <dc:creator> </dc:creator>
            <dc:date>2018-11-27T10:56:33.059000000</dc:date>
          </office:change-info>
          <table:previous table:id="ct1222">
            <table:change-track-table-cell office:value-type="string">
              <text:p>titreSelVar.f.factSpatial.Yes</text:p>
            </table:change-track-table-cell>
          </table:previous>
        </table:cell-content-change>
        <table:cell-content-change table:id="ct1225">
          <table:cell-address table:column="0" table:row="591" table:table="0"/>
          <office:change-info>
            <dc:creator> </dc:creator>
            <dc:date>2018-11-27T10:56:45.610000000</dc:date>
          </office:change-info>
          <table:previous table:id="ct1223">
            <table:change-track-table-cell office:value-type="string">
              <text:p>titreSelVar.f.factSpatial.N</text:p>
            </table:change-track-table-cell>
          </table:previous>
        </table:cell-content-change>
        <table:cell-content-change table:id="ct1226">
          <table:cell-address table:column="1" table:row="590" table:table="0"/>
          <office:change-info>
            <dc:creator> </dc:creator>
            <dc:date>2018-11-27T10:56:54.749000000</dc:date>
          </office:change-info>
          <table:previous>
            <table:change-track-table-cell/>
          </table:previous>
        </table:cell-content-change>
        <table:cell-content-change table:id="ct1227">
          <table:cell-address table:column="0" table:row="591" table:table="0"/>
          <office:change-info>
            <dc:creator> </dc:creator>
            <dc:date>2018-11-27T11:00:51.863000000</dc:date>
          </office:change-info>
          <table:previous table:id="ct1225">
            <table:change-track-table-cell office:value-type="string">
              <text:p>titreSelVar.f.</text:p>
            </table:change-track-table-cell>
          </table:previous>
        </table:cell-content-change>
        <table:cell-content-change table:id="ct1228">
          <table:cell-address table:column="0" table:row="591" table:table="0"/>
          <office:change-info>
            <dc:creator> </dc:creator>
            <dc:date>2018-11-27T11:00:56.996000000</dc:date>
          </office:change-info>
          <table:previous table:id="ct1227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229">
          <table:cell-address table:column="0" table:row="592" table:table="0"/>
          <office:change-info>
            <dc:creator> </dc:creator>
            <dc:date>2018-11-27T11:01:00.386000000</dc:date>
          </office:change-info>
          <table:previous table:id="ct115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0">
          <table:cell-address table:column="0" table:row="593" table:table="0"/>
          <office:change-info>
            <dc:creator> </dc:creator>
            <dc:date>2018-11-27T11:01:00.386000000</dc:date>
          </office:change-info>
          <table:previous table:id="ct115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1">
          <table:cell-address table:column="0" table:row="594" table:table="0"/>
          <office:change-info>
            <dc:creator> </dc:creator>
            <dc:date>2018-11-27T11:01:00.386000000</dc:date>
          </office:change-info>
          <table:previous table:id="ct115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2">
          <table:cell-address table:column="0" table:row="595" table:table="0"/>
          <office:change-info>
            <dc:creator> </dc:creator>
            <dc:date>2018-11-27T11:01:00.386000000</dc:date>
          </office:change-info>
          <table:previous table:id="ct116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3">
          <table:cell-address table:column="0" table:row="596" table:table="0"/>
          <office:change-info>
            <dc:creator> </dc:creator>
            <dc:date>2018-11-27T11:01:00.386000000</dc:date>
          </office:change-info>
          <table:previous table:id="ct116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4">
          <table:cell-address table:column="1" table:row="591" table:table="0"/>
          <office:change-info>
            <dc:creator> </dc:creator>
            <dc:date>2018-11-27T11:01:53.411000000</dc:date>
          </office:change-info>
          <table:previous>
            <table:change-track-table-cell/>
          </table:previous>
        </table:cell-content-change>
        <table:cell-content-change table:id="ct1235">
          <table:cell-address table:column="0" table:row="591" table:table="0"/>
          <office:change-info>
            <dc:creator> </dc:creator>
            <dc:date>2018-11-27T11:03:18.607000000</dc:date>
          </office:change-info>
          <table:previous table:id="ct1228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6">
          <table:cell-address table:column="1" table:row="592" table:table="0"/>
          <office:change-info>
            <dc:creator> </dc:creator>
            <dc:date>2018-11-27T11:03:29.879000000</dc:date>
          </office:change-info>
          <table:previous>
            <table:change-track-table-cell/>
          </table:previous>
        </table:cell-content-change>
        <table:cell-content-change table:id="ct1237">
          <table:cell-address table:column="0" table:row="592" table:table="0"/>
          <office:change-info>
            <dc:creator> </dc:creator>
            <dc:date>2018-11-27T11:04:07.733000000</dc:date>
          </office:change-info>
          <table:previous table:id="ct1229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8">
          <table:cell-address table:column="0" table:row="593" table:table="0"/>
          <office:change-info>
            <dc:creator> </dc:creator>
            <dc:date>2018-11-27T11:04:17.699000000</dc:date>
          </office:change-info>
          <table:previous table:id="ct1230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9">
          <table:cell-address table:column="0" table:row="592" table:table="0"/>
          <office:change-info>
            <dc:creator> </dc:creator>
            <dc:date>2018-11-27T11:04:29.696000000</dc:date>
          </office:change-info>
          <table:previous table:id="ct1237">
            <table:change-track-table-cell office:value-type="string">
              <text:p>selectionVariables.RB.factGraphRefesp</text:p>
            </table:change-track-table-cell>
          </table:previous>
        </table:cell-content-change>
        <table:cell-content-change table:id="ct1240">
          <table:cell-address table:column="0" table:row="593" table:table="0"/>
          <office:change-info>
            <dc:creator> </dc:creator>
            <dc:date>2018-11-27T11:04:48.360000000</dc:date>
          </office:change-info>
          <table:previous table:id="ct1238">
            <table:change-track-table-cell office:value-type="string">
              <text:p>selectionVariables.RB.factGraphUnitobs</text:p>
            </table:change-track-table-cell>
          </table:previous>
        </table:cell-content-change>
        <table:cell-content-change table:id="ct1241">
          <table:cell-address table:column="1" table:row="593" table:table="0"/>
          <office:change-info>
            <dc:creator> </dc:creator>
            <dc:date>2018-11-27T11:04:49.249000000</dc:date>
          </office:change-info>
          <table:previous>
            <table:change-track-table-cell/>
          </table:previous>
        </table:cell-content-change>
        <table:cell-content-change table:id="ct1242">
          <table:cell-address table:column="0" table:row="594" table:table="0"/>
          <office:change-info>
            <dc:creator> </dc:creator>
            <dc:date>2018-11-27T11:05:45.533000000</dc:date>
          </office:change-info>
          <table:previous table:id="ct1231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43">
          <table:cell-address table:column="1" table:row="594" table:table="0"/>
          <office:change-info>
            <dc:creator> </dc:creator>
            <dc:date>2018-11-27T11:05:49.133000000</dc:date>
          </office:change-info>
          <table:previous>
            <table:change-track-table-cell/>
          </table:previous>
        </table:cell-content-change>
        <table:cell-content-change table:id="ct1244">
          <table:cell-address table:column="2" table:row="594" table:table="0"/>
          <office:change-info>
            <dc:creator> </dc:creator>
            <dc:date>2018-11-27T11:05:52.253000000</dc:date>
          </office:change-info>
          <table:previous>
            <table:change-track-table-cell/>
          </table:previous>
        </table:cell-content-change>
        <table:cell-content-change table:id="ct1245">
          <table:cell-address table:column="2" table:row="594" table:table="0"/>
          <office:change-info>
            <dc:creator> </dc:creator>
            <dc:date>2018-11-27T11:06:17.970000000</dc:date>
          </office:change-info>
          <table:previous table:id="ct1244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246">
          <table:cell-address table:column="2" table:row="594" table:table="0"/>
          <office:change-info>
            <dc:creator> </dc:creator>
            <dc:date>2018-11-27T11:07:24.291000000</dc:date>
          </office:change-info>
          <table:previous table:id="ct1245">
            <table:change-track-table-cell office:value-type="string">
              <text:p><text:s/>Selection... </text:p>
            </table:change-track-table-cell>
          </table:previous>
        </table:cell-content-change>
        <table:cell-content-change table:id="ct1247">
          <table:cell-address table:column="0" table:row="594" table:table="0"/>
          <office:change-info>
            <dc:creator> </dc:creator>
            <dc:date>2018-11-27T11:08:54.807000000</dc:date>
          </office:change-info>
          <table:previous table:id="ct1242">
            <table:change-track-table-cell office:value-type="string">
              <text:p>selectionVariables.B.factGraphSel</text:p>
            </table:change-track-table-cell>
          </table:previous>
        </table:cell-content-change>
        <table:insertion table:id="ct1248" table:type="row" table:position="13" table:table="0">
          <office:change-info>
            <dc:creator> </dc:creator>
            <dc:date>2018-11-27T11:09:39.310000000</dc:date>
          </office:change-info>
          <table:dependencies>
            <table:dependency table:id="ct1260"/>
            <table:dependency table:id="ct1258"/>
            <table:dependency table:id="ct1257"/>
            <table:dependency table:id="ct1256"/>
            <table:dependency table:id="ct1255"/>
            <table:dependency table:id="ct1251"/>
          </table:dependencies>
        </table:insertion>
        <table:insertion table:id="ct1249" table:type="row" table:position="12" table:table="0">
          <office:change-info>
            <dc:creator> </dc:creator>
            <dc:date>2018-11-27T11:09:41.481000000</dc:date>
          </office:change-info>
          <table:dependencies>
            <table:dependency table:id="ct1259"/>
            <table:dependency table:id="ct1254"/>
            <table:dependency table:id="ct1253"/>
            <table:dependency table:id="ct1252"/>
            <table:dependency table:id="ct1250"/>
          </table:dependencies>
        </table:insertion>
        <table:cell-content-change table:id="ct1250">
          <table:cell-address table:column="0" table:row="12" table:table="0"/>
          <office:change-info>
            <dc:creator> </dc:creator>
            <dc:date>2018-11-27T11:09:58.404000000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13" table:table="0"/>
          <office:change-info>
            <dc:creator> </dc:creator>
            <dc:date>2018-11-27T11:10:14.894000000</dc:date>
          </office:change-info>
          <table:previous>
            <table:change-track-table-cell/>
          </table:previous>
        </table:cell-content-change>
        <table:cell-content-change table:id="ct1252">
          <table:cell-address table:column="1" table:row="12" table:table="0"/>
          <office:change-info>
            <dc:creator> </dc:creator>
            <dc:date>2018-11-27T11:10:15.854000000</dc:date>
          </office:change-info>
          <table:previous>
            <table:change-track-table-cell/>
          </table:previous>
        </table:cell-content-change>
        <table:cell-content-change table:id="ct1253">
          <table:cell-address table:column="2" table:row="12" table:table="0"/>
          <office:change-info>
            <dc:creator> </dc:creator>
            <dc:date>2018-11-27T11:10:18.671000000</dc:date>
          </office:change-info>
          <table:previous>
            <table:change-track-table-cell/>
          </table:previous>
        </table:cell-content-change>
        <table:cell-content-change table:id="ct1254">
          <table:cell-address table:column="2" table:row="12" table:table="0"/>
          <office:change-info>
            <dc:creator> </dc:creator>
            <dc:date>2018-11-27T11:10:39.488000000</dc:date>
          </office:change-info>
          <table:previous table:id="ct1253">
            <table:change-track-table-cell office:value-type="string">
              <text:p><text:s text:c="2"/>Lancer <text:s/></text:p>
            </table:change-track-table-cell>
          </table:previous>
        </table:cell-content-change>
        <table:cell-content-change table:id="ct1255">
          <table:cell-address table:column="1" table:row="13" table:table="0"/>
          <office:change-info>
            <dc:creator> </dc:creator>
            <dc:date>2018-11-27T11:11:07.294000000</dc:date>
          </office:change-info>
          <table:previous>
            <table:change-track-table-cell/>
          </table:previous>
        </table:cell-content-change>
        <table:cell-content-change table:id="ct1256">
          <table:cell-address table:column="2" table:row="13" table:table="0"/>
          <office:change-info>
            <dc:creator> </dc:creator>
            <dc:date>2018-11-27T11:11:10.007000000</dc:date>
          </office:change-info>
          <table:previous>
            <table:change-track-table-cell/>
          </table:previous>
        </table:cell-content-change>
        <table:cell-content-change table:id="ct1257">
          <table:cell-address table:column="2" table:row="13" table:table="0"/>
          <office:change-info>
            <dc:creator> </dc:creator>
            <dc:date>2018-11-27T11:11:31.926000000</dc:date>
          </office:change-info>
          <table:previous table:id="ct1256">
            <table:change-track-table-cell office:value-type="string">
              <text:p><text:s/>Quitter </text:p>
            </table:change-track-table-cell>
          </table:previous>
        </table:cell-content-change>
        <table:cell-content-change table:id="ct1258">
          <table:cell-address table:column="0" table:row="13" table:table="0"/>
          <office:change-info>
            <dc:creator> </dc:creator>
            <dc:date>2018-11-27T11:11:46.750000000</dc:date>
          </office:change-info>
          <table:previous table:id="ct1251">
            <table:change-track-table-cell office:value-type="string">
              <text:p>Run.button</text:p>
            </table:change-track-table-cell>
          </table:previous>
        </table:cell-content-change>
        <table:cell-content-change table:id="ct1259">
          <table:cell-address table:column="0" table:row="12" table:table="0"/>
          <office:change-info>
            <dc:creator> </dc:creator>
            <dc:date>2018-11-27T11:11:55.374000000</dc:date>
          </office:change-info>
          <table:previous table:id="ct1250">
            <table:change-track-table-cell office:value-type="string">
              <text:p>Quit.button</text:p>
            </table:change-track-table-cell>
          </table:previous>
        </table:cell-content-change>
        <table:cell-content-change table:id="ct1260">
          <table:cell-address table:column="0" table:row="13" table:table="0"/>
          <office:change-info>
            <dc:creator> </dc:creator>
            <dc:date>2018-11-27T11:11:56.580000000</dc:date>
          </office:change-info>
          <table:previous table:id="ct1258">
            <table:change-track-table-cell/>
          </table:previous>
        </table:cell-content-change>
        <table:insertion table:id="ct1261" table:type="row" table:position="14" table:table="0">
          <office:change-info>
            <dc:creator> </dc:creator>
            <dc:date>2018-11-27T11:12:32.426000000</dc:date>
          </office:change-info>
          <table:dependencies>
            <table:dependency table:id="ct1265"/>
            <table:dependency table:id="ct1264"/>
            <table:dependency table:id="ct1263"/>
            <table:dependency table:id="ct1262"/>
          </table:dependencies>
        </table:insertion>
        <table:cell-content-change table:id="ct1262">
          <table:cell-address table:column="0" table:row="14" table:table="0"/>
          <office:change-info>
            <dc:creator> </dc:creator>
            <dc:date>2018-11-27T11:12:46.377000000</dc:date>
          </office:change-info>
          <table:previous>
            <table:change-track-table-cell/>
          </table:previous>
        </table:cell-content-change>
        <table:cell-content-change table:id="ct1263">
          <table:cell-address table:column="1" table:row="14" table:table="0"/>
          <office:change-info>
            <dc:creator> </dc:creator>
            <dc:date>2018-11-27T11:12:55.211000000</dc:date>
          </office:change-info>
          <table:previous>
            <table:change-track-table-cell/>
          </table:previous>
        </table:cell-content-change>
        <table:cell-content-change table:id="ct1264">
          <table:cell-address table:column="2" table:row="14" table:table="0"/>
          <office:change-info>
            <dc:creator> </dc:creator>
            <dc:date>2018-11-27T11:12:58.164000000</dc:date>
          </office:change-info>
          <table:previous>
            <table:change-track-table-cell/>
          </table:previous>
        </table:cell-content-change>
        <table:cell-content-change table:id="ct1265">
          <table:cell-address table:column="2" table:row="14" table:table="0"/>
          <office:change-info>
            <dc:creator> </dc:creator>
            <dc:date>2018-11-27T11:13:18.474000000</dc:date>
          </office:change-info>
          <table:previous table:id="ct1264">
            <table:change-track-table-cell office:value-type="string">
              <text:p><text:s/>Options graphiques... </text:p>
            </table:change-track-table-cell>
          </table:previous>
        </table:cell-content-change>
        <table:cell-content-change table:id="ct1266">
          <table:cell-address table:column="0" table:row="595" table:table="0"/>
          <office:change-info>
            <dc:creator> </dc:creator>
            <dc:date>2018-11-27T11:14:48.279000000</dc:date>
          </office:change-info>
          <table:previous table:id="ct1232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67">
          <table:cell-address table:column="1" table:row="595" table:table="0"/>
          <office:change-info>
            <dc:creator> </dc:creator>
            <dc:date>2018-11-27T11:15:04.953000000</dc:date>
          </office:change-info>
          <table:previous>
            <table:change-track-table-cell/>
          </table:previous>
        </table:cell-content-change>
        <table:cell-content-change table:id="ct1268">
          <table:cell-address table:column="2" table:row="595" table:table="0"/>
          <office:change-info>
            <dc:creator> </dc:creator>
            <dc:date>2018-11-27T11:15:11.594000000</dc:date>
          </office:change-info>
          <table:previous>
            <table:change-track-table-cell/>
          </table:previous>
        </table:cell-content-change>
        <table:cell-content-change table:id="ct1269">
          <table:cell-address table:column="2" table:row="595" table:table="0"/>
          <office:change-info>
            <dc:creator> </dc:creator>
            <dc:date>2018-11-27T11:15:35.048000000</dc:date>
          </office:change-info>
          <table:previous table:id="ct1268">
            <table:change-track-table-cell office:value-type="string">
              <text:p><text:s text:c="4"/>Modalités (toutes par défaut) <text:s/></text:p>
            </table:change-track-table-cell>
          </table:previous>
        </table:cell-content-change>
        <table:cell-content-change table:id="ct1270">
          <table:cell-address table:column="0" table:row="595" table:table="0"/>
          <office:change-info>
            <dc:creator> </dc:creator>
            <dc:date>2018-11-27T11:19:31.973000000</dc:date>
          </office:change-info>
          <table:previous table:id="ct1266">
            <table:change-track-table-cell office:value-type="string">
              <text:p>selectionVariables.FrameGB</text:p>
            </table:change-track-table-cell>
          </table:previous>
        </table:cell-content-change>
        <table:cell-content-change table:id="ct1271">
          <table:cell-address table:column="0" table:row="596" table:table="0"/>
          <office:change-info>
            <dc:creator> </dc:creator>
            <dc:date>2018-11-27T11:19:33.468000000</dc:date>
          </office:change-info>
          <table:previous table:id="ct1233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72">
          <table:cell-address table:column="2" table:row="573" table:table="0"/>
          <office:change-info>
            <dc:creator> </dc:creator>
            <dc:date>2018-11-27T11:20:11.324000000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574" table:table="0"/>
          <office:change-info>
            <dc:creator> </dc:creator>
            <dc:date>2018-11-27T11:20:23.589000000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575" table:table="0"/>
          <office:change-info>
            <dc:creator> </dc:creator>
            <dc:date>2018-11-27T11:20:45.982000000</dc:date>
          </office:change-info>
          <table:previous>
            <table:change-track-table-cell/>
          </table:previous>
        </table:cell-content-change>
        <table:cell-content-change table:id="ct1275">
          <table:cell-address table:column="1" table:row="575" table:table="0"/>
          <office:change-info>
            <dc:creator> </dc:creator>
            <dc:date>2018-11-27T11:20:56.359000000</dc:date>
          </office:change-info>
          <table:previous table:id="ct1065">
            <table:change-track-table-cell office:value-type="string">
              <text:p>Métrique calculée : \"fréquence d'occurrence\" (/espèce ; sur unités d'observations)</text:p>
            </table:change-track-table-cell>
          </table:previous>
        </table:cell-content-change>
        <table:cell-content-change table:id="ct1276">
          <table:cell-address table:column="1" table:row="576" table:table="0"/>
          <office:change-info>
            <dc:creator> </dc:creator>
            <dc:date>2018-11-27T11:21:31.712000000</dc:date>
          </office:change-info>
          <table:previous table:id="ct1067">
            <table:change-track-table-cell office:value-type="string">
              <text:p>Métrique calculée : \"fréquence d'occurrence\" (/groupe d'espèce ; sur unités d'observations)</text:p>
            </table:change-track-table-cell>
          </table:previous>
        </table:cell-content-change>
        <table:cell-content-change table:id="ct1277">
          <table:cell-address table:column="2" table:row="575" table:table="0"/>
          <office:change-info>
            <dc:creator> </dc:creator>
            <dc:date>2018-11-27T11:22:30.314000000</dc:date>
          </office:change-info>
          <table:previous table:id="ct1274">
            <table:change-track-table-cell office:value-type="string">
              <text:p>Calculated metrics: </text:p>
            </table:change-track-table-cell>
          </table:previous>
        </table:cell-content-change>
        <table:cell-content-change table:id="ct1278">
          <table:cell-address table:column="2" table:row="576" table:table="0"/>
          <office:change-info>
            <dc:creator> </dc:creator>
            <dc:date>2018-11-27T11:22:31.352000000</dc:date>
          </office:change-info>
          <table:previous>
            <table:change-track-table-cell/>
          </table:previous>
        </table:cell-content-change>
        <table:cell-content-change table:id="ct1279">
          <table:cell-address table:column="2" table:row="576" table:table="0"/>
          <office:change-info>
            <dc:creator> </dc:creator>
            <dc:date>2018-11-27T11:22:45.899000000</dc:date>
          </office:change-info>
          <table:previous table:id="ct1278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1280">
          <table:cell-address table:column="2" table:row="577" table:table="0"/>
          <office:change-info>
            <dc:creator> </dc:creator>
            <dc:date>2018-11-27T11:23:21.821000000</dc:date>
          </office:change-info>
          <table:previous>
            <table:change-track-table-cell/>
          </table:previous>
        </table:cell-content-change>
        <table:cell-content-change table:id="ct1281">
          <table:cell-address table:column="2" table:row="577" table:table="0"/>
          <office:change-info>
            <dc:creator> </dc:creator>
            <dc:date>2018-11-27T11:23:58.982000000</dc:date>
          </office:change-info>
          <table:previous table:id="ct1280">
            <table:change-track-table-cell office:value-type="string">
              <text:p>Generate a plot per level</text:p>
            </table:change-track-table-cell>
          </table:previous>
        </table:cell-content-change>
        <table:cell-content-change table:id="ct1282">
          <table:cell-address table:column="2" table:row="577" table:table="0"/>
          <office:change-info>
            <dc:creator> </dc:creator>
            <dc:date>2018-11-27T11:24:31.482000000</dc:date>
          </office:change-info>
          <table:previous table:id="ct1281">
            <table:change-track-table-cell office:value-type="string">
              <text:p>Generate a plot per factor level (optional, </text:p>
            </table:change-track-table-cell>
          </table:previous>
        </table:cell-content-change>
        <table:cell-content-change table:id="ct1283">
          <table:cell-address table:column="2" table:row="578" table:table="0"/>
          <office:change-info>
            <dc:creator> </dc:creator>
            <dc:date>2018-11-27T11:24:35.257000000</dc:date>
          </office:change-info>
          <table:previous>
            <table:change-track-table-cell/>
          </table:previous>
        </table:cell-content-change>
        <table:cell-content-change table:id="ct1284">
          <table:cell-address table:column="2" table:row="578" table:table="0"/>
          <office:change-info>
            <dc:creator> </dc:creator>
            <dc:date>2018-11-27T11:25:08.081000000</dc:date>
          </office:change-info>
          <table:previous table:id="ct1283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1285">
          <table:cell-address table:column="2" table:row="579" table:table="0"/>
          <office:change-info>
            <dc:creator> </dc:creator>
            <dc:date>2018-11-27T11:25:11.913000000</dc:date>
          </office:change-info>
          <table:previous>
            <table:change-track-table-cell/>
          </table:previous>
        </table:cell-content-change>
        <table:cell-content-change table:id="ct1286">
          <table:cell-address table:column="2" table:row="579" table:table="0"/>
          <office:change-info>
            <dc:creator> </dc:creator>
            <dc:date>2018-11-27T11:25:34.011000000</dc:date>
          </office:change-info>
          <table:previous table:id="ct1285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87">
          <table:cell-address table:column="2" table:row="580" table:table="0"/>
          <office:change-info>
            <dc:creator> </dc:creator>
            <dc:date>2018-11-27T11:26:37.127000000</dc:date>
          </office:change-info>
          <table:previous>
            <table:change-track-table-cell/>
          </table:previous>
        </table:cell-content-change>
        <table:cell-content-change table:id="ct1288">
          <table:cell-address table:column="2" table:row="581" table:table="0"/>
          <office:change-info>
            <dc:creator> </dc:creator>
            <dc:date>2018-11-27T11:26:44.037000000</dc:date>
          </office:change-info>
          <table:previous>
            <table:change-track-table-cell/>
          </table:previous>
        </table:cell-content-change>
        <table:cell-content-change table:id="ct1289">
          <table:cell-address table:column="2" table:row="581" table:table="0"/>
          <office:change-info>
            <dc:creator> </dc:creator>
            <dc:date>2018-11-27T11:26:57.454000000</dc:date>
          </office:change-info>
          <table:previous table:id="ct1288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0">
          <table:cell-address table:column="2" table:row="578" table:table="0"/>
          <office:change-info>
            <dc:creator> </dc:creator>
            <dc:date>2018-11-27T11:27:12.367000000</dc:date>
          </office:change-info>
          <table:previous table:id="ct1284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1">
          <table:cell-address table:column="2" table:row="582" table:table="0"/>
          <office:change-info>
            <dc:creator> </dc:creator>
            <dc:date>2018-11-27T11:27:59.552000000</dc:date>
          </office:change-info>
          <table:previous>
            <table:change-track-table-cell/>
          </table:previous>
        </table:cell-content-change>
        <table:cell-content-change table:id="ct1292">
          <table:cell-address table:column="2" table:row="583" table:table="0"/>
          <office:change-info>
            <dc:creator> </dc:creator>
            <dc:date>2018-11-27T11:28:30.314000000</dc:date>
          </office:change-info>
          <table:previous>
            <table:change-track-table-cell/>
          </table:previous>
        </table:cell-content-change>
        <table:cell-content-change table:id="ct1293">
          <table:cell-address table:column="2" table:row="584" table:table="0"/>
          <office:change-info>
            <dc:creator> </dc:creator>
            <dc:date>2018-11-27T11:28:33.786000000</dc:date>
          </office:change-info>
          <table:previous>
            <table:change-track-table-cell/>
          </table:previous>
        </table:cell-content-change>
        <table:cell-content-change table:id="ct1294">
          <table:cell-address table:column="2" table:row="584" table:table="0"/>
          <office:change-info>
            <dc:creator> </dc:creator>
            <dc:date>2018-11-27T11:28:45.244000000</dc:date>
          </office:change-info>
          <table:previous table:id="ct1293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5">
          <table:cell-address table:column="2" table:row="585" table:table="0"/>
          <office:change-info>
            <dc:creator> </dc:creator>
            <dc:date>2018-11-27T11:28:54.179000000</dc:date>
          </office:change-info>
          <table:previous>
            <table:change-track-table-cell/>
          </table:previous>
        </table:cell-content-change>
        <table:cell-content-change table:id="ct1296">
          <table:cell-address table:column="2" table:row="585" table:table="0"/>
          <office:change-info>
            <dc:creator> </dc:creator>
            <dc:date>2018-11-27T11:29:01.498000000</dc:date>
          </office:change-info>
          <table:previous table:id="ct1295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1297">
          <table:cell-address table:column="2" table:row="585" table:table="0"/>
          <office:change-info>
            <dc:creator> </dc:creator>
            <dc:date>2018-11-27T11:29:26.324000000</dc:date>
          </office:change-info>
          <table:previous table:id="ct1296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8">
          <table:cell-address table:column="2" table:row="586" table:table="0"/>
          <office:change-info>
            <dc:creator> </dc:creator>
            <dc:date>2018-11-27T11:29:31.541000000</dc:date>
          </office:change-info>
          <table:previous>
            <table:change-track-table-cell/>
          </table:previous>
        </table:cell-content-change>
        <table:cell-content-change table:id="ct1299">
          <table:cell-address table:column="2" table:row="586" table:table="0"/>
          <office:change-info>
            <dc:creator> </dc:creator>
            <dc:date>2018-11-27T11:29:46.581000000</dc:date>
          </office:change-info>
          <table:previous table:id="ct1298">
            <table:change-track-table-cell office:value-type="string">
              <text:p>.../ unité d'observation / espèce</text:p>
            </table:change-track-table-cell>
          </table:previous>
        </table:cell-content-change>
        <table:cell-content-change table:id="ct1300">
          <table:cell-address table:column="2" table:row="587" table:table="0"/>
          <office:change-info>
            <dc:creator> </dc:creator>
            <dc:date>2018-11-27T11:29:49.692000000</dc:date>
          </office:change-info>
          <table:previous>
            <table:change-track-table-cell/>
          </table:previous>
        </table:cell-content-change>
        <table:cell-content-change table:id="ct1301">
          <table:cell-address table:column="2" table:row="587" table:table="0"/>
          <office:change-info>
            <dc:creator> </dc:creator>
            <dc:date>2018-11-27T11:30:06.462000000</dc:date>
          </office:change-info>
          <table:previous table:id="ct1300">
            <table:change-track-table-cell office:value-type="string">
              <text:p>.../ unité d'observation</text:p>
            </table:change-track-table-cell>
          </table:previous>
        </table:cell-content-change>
        <table:cell-content-change table:id="ct1302">
          <table:cell-address table:column="2" table:row="588" table:table="0"/>
          <office:change-info>
            <dc:creator> </dc:creator>
            <dc:date>2018-11-27T11:30:09.454000000</dc:date>
          </office:change-info>
          <table:previous>
            <table:change-track-table-cell/>
          </table:previous>
        </table:cell-content-change>
        <table:cell-content-change table:id="ct1303">
          <table:cell-address table:column="2" table:row="588" table:table="0"/>
          <office:change-info>
            <dc:creator> </dc:creator>
            <dc:date>2018-11-27T11:30:22.583000000</dc:date>
          </office:change-info>
          <table:previous table:id="ct1302">
            <table:change-track-table-cell office:value-type="string">
              <text:p>.../ station / species</text:p>
            </table:change-track-table-cell>
          </table:previous>
        </table:cell-content-change>
        <table:cell-content-change table:id="ct1304">
          <table:cell-address table:column="2" table:row="590" table:table="0"/>
          <office:change-info>
            <dc:creator> </dc:creator>
            <dc:date>2018-11-27T11:30:35.431000000</dc:date>
          </office:change-info>
          <table:previous>
            <table:change-track-table-cell/>
          </table:previous>
        </table:cell-content-change>
        <table:cell-content-change table:id="ct1305">
          <table:cell-address table:column="2" table:row="590" table:table="0"/>
          <office:change-info>
            <dc:creator> </dc:creator>
            <dc:date>2018-11-27T11:30:56.921000000</dc:date>
          </office:change-info>
          <table:previous>
            <table:change-track-table-cell/>
          </table:previous>
        </table:cell-content-change>
        <table:cell-content-change table:id="ct1306">
          <table:cell-address table:column="2" table:row="590" table:table="0"/>
          <office:change-info>
            <dc:creator> </dc:creator>
            <dc:date>2018-11-27T11:31:05.401000000</dc:date>
          </office:change-info>
          <table:previous table:id="ct1305">
            <table:change-track-table-cell office:value-type="string">
              <text:p>Selection of variables for the</text:p>
            </table:change-track-table-cell>
          </table:previous>
        </table:cell-content-change>
        <table:movement table:id="ct1307">
          <table:source-range-address table:start-column="2" table:start-row="589" table:start-table="0" table:end-column="2" table:end-row="590" table:end-table="0"/>
          <table:target-range-address table:start-column="2" table:start-row="590" table:start-table="0" table:end-column="2" table:end-row="591" table:end-table="0"/>
          <office:change-info>
            <dc:creator> </dc:creator>
            <dc:date>2018-11-27T11:31:17.730000000</dc:date>
          </office:change-info>
          <table:dependencies>
            <table:dependency table:id="ct1309"/>
            <table:dependency table:id="ct1308"/>
          </table:dependencies>
          <table:deletions>
            <table:cell-content-deletion table:id="ct1306">
              <table:change-track-table-cell office:value-type="string">
                <text:p>Selection of variables for the </text:p>
              </table:change-track-table-cell>
            </table:cell-content-deletion>
          </table:deletions>
        </table:movement>
        <table:cell-content-change table:id="ct1308">
          <table:cell-address table:column="2" table:row="589" table:table="0"/>
          <office:change-info>
            <dc:creator> </dc:creator>
            <dc:date>2018-11-27T11:31:25.009000000</dc:date>
          </office:change-info>
          <table:previous>
            <table:change-track-table-cell/>
          </table:previous>
        </table:cell-content-change>
        <table:cell-content-change table:id="ct1309">
          <table:cell-address table:column="2" table:row="589" table:table="0"/>
          <office:change-info>
            <dc:creator> </dc:creator>
            <dc:date>2018-11-27T11:31:36.162000000</dc:date>
          </office:change-info>
          <table:previous table:id="ct1308">
            <table:change-track-table-cell office:value-type="string">
              <text:p>.../ station / species / size class</text:p>
            </table:change-track-table-cell>
          </table:previous>
        </table:cell-content-change>
        <table:cell-content-change table:id="ct1310">
          <table:cell-address table:column="2" table:row="592" table:table="0"/>
          <office:change-info>
            <dc:creator> </dc:creator>
            <dc:date>2018-11-27T11:32:03.947000000</dc:date>
          </office:change-info>
          <table:previous>
            <table:change-track-table-cell/>
          </table:previous>
        </table:cell-content-change>
        <table:cell-content-change table:id="ct1311">
          <table:cell-address table:column="2" table:row="593" table:table="0"/>
          <office:change-info>
            <dc:creator> </dc:creator>
            <dc:date>2018-11-27T11:32:32.597000000</dc:date>
          </office:change-info>
          <table:previous>
            <table:change-track-table-cell/>
          </table:previous>
        </table:cell-content-change>
        <table:cell-content-change table:id="ct1312">
          <table:cell-address table:column="0" table:row="596" table:table="0"/>
          <office:change-info>
            <dc:creator> </dc:creator>
            <dc:date>2018-11-27T11:54:32.768000000</dc:date>
          </office:change-info>
          <table:previous table:id="ct1271">
            <table:change-track-table-cell/>
          </table:previous>
        </table:cell-content-change>
        <table:cell-content-change table:id="ct1313">
          <table:cell-address table:column="0" table:row="596" table:table="0"/>
          <office:change-info>
            <dc:creator> </dc:creator>
            <dc:date>2018-11-27T11:54:41.115000000</dc:date>
          </office:change-info>
          <table:previous table:id="ct1312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314">
          <table:cell-address table:column="1" table:row="596" table:table="0"/>
          <office:change-info>
            <dc:creator> </dc:creator>
            <dc:date>2018-11-27T11:55:41.808000000</dc:date>
          </office:change-info>
          <table:previous>
            <table:change-track-table-cell/>
          </table:previous>
        </table:cell-content-change>
        <table:cell-content-change table:id="ct1315">
          <table:cell-address table:column="2" table:row="596" table:table="0"/>
          <office:change-info>
            <dc:creator> </dc:creator>
            <dc:date>2018-11-27T11:55:44.520000000</dc:date>
          </office:change-info>
          <table:previous>
            <table:change-track-table-cell/>
          </table:previous>
        </table:cell-content-change>
        <table:cell-content-change table:id="ct1316">
          <table:cell-address table:column="2" table:row="596" table:table="0"/>
          <office:change-info>
            <dc:creator> </dc:creator>
            <dc:date>2018-11-27T11:55:55.527000000</dc:date>
          </office:change-info>
          <table:previous table:id="ct1315">
            <table:change-track-table-cell office:value-type="string">
              <text:p>Facteur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1" office:value-type="string" calcext:value-type="string">
            <text:p>moyenne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1" office:value-type="string" calcext:value-type="string">
            <text:p>médiane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table:style-name="ce1" office:value-type="string" calcext:value-type="string">
            <text:p><text:s/>Réinitialiser </text:p>
          </table:table-cell>
          <table:table-cell table:style-name="ce1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Run.button</text:p>
          </table:table-cell>
          <table:table-cell table:style-name="ce1" office:value-type="string" calcext:value-type="string">
            <text:p><text:s text:c="2"/>Lancer <text:s/></text:p>
          </table:table-cell>
          <table:table-cell table:style-name="ce1" office:value-type="string" calcext:value-type="string">
            <text:p><text:s text:c="4"/>Run <text:s text:c="3"/></text:p>
          </table:table-cell>
        </table:table-row>
        <table:table-row table:style-name="ro1">
          <table:table-cell office:value-type="string" calcext:value-type="string">
            <text:p>Quit.button</text:p>
          </table:table-cell>
          <table:table-cell table:style-name="ce1" office:value-type="string" calcext:value-type="string">
            <text:p><text:s/>Quitter </text:p>
          </table:table-cell>
          <table:table-cell table:style-name="ce1" office:value-type="string" calcext:value-type="string">
            <text:p><text:s text:c="3"/>Exit <text:s text:c="2"/></text:p>
          </table:table-cell>
        </table:table-row>
        <table:table-row table:style-name="ro1">
          <table:table-cell office:value-type="string" calcext:value-type="string">
            <text:p>GraphOpt.button</text:p>
          </table:table-cell>
          <table:table-cell table:style-name="ce1" office:value-type="string" calcext:value-type="string">
            <text:p><text:s/>Options graphiques... </text:p>
          </table:table-cell>
          <table:table-cell table:style-name="ce1" office:value-type="string" calcext:value-type="string">
            <text:p><text:s text:c="2"/>Graphics options... <text:s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election du facteur de groupement des unite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2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by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cato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Attention, l'anglais (\"en\") ne s'applique pas aux titres de graphiques. </text:p>
          </table:table-cell>
          <table:table-cell office:value-type="string" calcext:value-type="string">
            <text:p>Caution, English ("en") only applies for labels, not titles. 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 office:value-type="string" calcext:value-type="string">
            <text:p>\nVeuillez désactiver les titres s'il est sélectionné.</text:p>
          </table:table-cell>
          <table:table-cell office:value-type="string" calcext:value-type="string">
            <text:p>\nDe-activate titles if selected.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...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Sauv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<text:s/>au niveau de l'espèce (\"sp.\")\n <text:s text:c="2"/></text:p>
          </table:table-cell>
          <table:table-cell office:value-type="string" calcext:value-type="string">
            <text:p><text:s/>at the species (\"sp.\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suppress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suppress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boxplots (métrique/espèce/unité d'observation)</text:p>
          </table:table-cell>
          <table:table-cell office:value-type="string" calcext:value-type="string">
            <text:p>boxplots (metrics/species/station)</text:p>
          </table:table-cell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modèles linéaires (métrique/espèce/unité d'observation)</text:p>
          </table:table-cell>
          <table:table-cell office:value-type="string" calcext:value-type="string">
            <text:p>linear models (metrics/species/station)</text:p>
          </table:table-cell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boxplots (métrique agrégée/unité d'observation)</text:p>
          </table:table-cell>
          <table:table-cell office:value-type="string" calcext:value-type="string">
            <text:p>boxplots (metrics aggregated/station)</text:p>
          </table:table-cell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modèles linéaires (métrique/unité d'observation)</text:p>
          </table:table-cell>
          <table:table-cell office:value-type="string" calcext:value-type="string">
            <text:p><text:span text:style-name="T1">linear models (metrics aggregated</text:span>/station)</text:p>
          </table:table-cell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Arbres de régression (métrique/unité d'observation)</text:p>
          </table:table-cell>
          <table:table-cell office:value-type="string" calcext:value-type="string">
            <text:p><text:span text:style-name="T1">multivariate regression trees</text:span> (metrics aggregated/station)</text:p>
          </table:table-cell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Arbres de régression (métrique/espèce/unité d'observation)</text:p>
          </table:table-cell>
          <table:table-cell office:value-type="string" calcext:value-type="string">
            <text:p>multivariate regression trees (metrics/species/station)</text:p>
          </table:table-cell>
        </table:table-row>
        <table:table-row table:style-name="ro1">
          <table:table-cell office:value-type="string" calcext:value-type="string">
            <text:p>titreSelVar.f.WT.barplot.unitobs</text:p>
          </table:table-cell>
          <table:table-cell office:value-type="string" calcext:value-type="string">
            <text:p>barplots (métrique agrégée/unité d'observation)</text:p>
          </table:table-cell>
          <table:table-cell office:value-type="string" calcext:value-type="string">
            <text:p><text:span text:style-name="T1">bar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barplot.esp</text:p>
          </table:table-cell>
          <table:table-cell office:value-type="string" calcext:value-type="string">
            <text:p>barplots (métrique/espèce/unité d'observation)</text:p>
          </table:table-cell>
          <table:table-cell office:value-type="string" calcext:value-type="string">
            <text:p><text:span text:style-name="T1">bar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BarBoxplot.unitobs</text:p>
          </table:table-cell>
          <table:table-cell office:value-type="string" calcext:value-type="string">
            <text:p>barplots/boxplots (métrique agrégée/unité d'observation)</text:p>
          </table:table-cell>
          <table:table-cell office:value-type="string" calcext:value-type="string">
            <text:p><text:span text:style-name="T1">barplots/box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BarBoxplot.esp</text:p>
          </table:table-cell>
          <table:table-cell office:value-type="string" calcext:value-type="string">
            <text:p>barplots/boxplots (métrique/espèce/unité d'observation)</text:p>
          </table:table-cell>
          <table:table-cell office:value-type="string" calcext:value-type="string">
            <text:p><text:span text:style-name="T1">barplots/box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Symbols.unitobs</text:p>
          </table:table-cell>
          <table:table-cell office:value-type="string" calcext:value-type="string">
            <text:p>symboles/couleurs (métrique agrégée/unité d'observation)</text:p>
          </table:table-cell>
          <table:table-cell office:value-type="string" calcext:value-type="string">
            <text:p><text:span text:style-name="T1">symbols/colour scale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Symbols.esp</text:p>
          </table:table-cell>
          <table:table-cell office:value-type="string" calcext:value-type="string">
            <text:p>symboles/couleurs (métrique/espèce/unité d'observation)</text:p>
          </table:table-cell>
          <table:table-cell office:value-type="string" calcext:value-type="string">
            <text:p><text:span text:style-name="T1">symbols/colour scale</text:span> (metrics/species/station)</text:p>
          </table:table-cell>
        </table:table-row>
        <table:table-row table:style-name="ro1">
          <table:table-cell office:value-type="string" calcext:value-type="string">
            <text:p>titreSelVar.f.M.repesented</text:p>
          </table:table-cell>
          <table:table-cell table:style-name="ce5" office:value-type="string" calcext:value-type="string">
            <text:p>Métrique à représenter : </text:p>
          </table:table-cell>
          <table:table-cell office:value-type="string" calcext:value-type="string">
            <text:p>Represented metrics: </text:p>
          </table:table-cell>
        </table:table-row>
        <table:table-row table:style-name="ro1">
          <table:table-cell office:value-type="string" calcext:value-type="string">
            <text:p>titreSelVar.f.M.explained</text:p>
          </table:table-cell>
          <table:table-cell table:style-name="ce5" office:value-type="string" calcext:value-type="string">
            <text:p>Métrique expliquée : </text:p>
          </table:table-cell>
          <table:table-cell office:value-type="string" calcext:value-type="string">
            <text:p>Explained metrics: </text:p>
          </table:table-cell>
        </table:table-row>
        <table:table-row table:style-name="ro1">
          <table:table-cell office:value-type="string" calcext:value-type="string">
            <text:p>titreSelVar.f.M.freq_occurrence</text:p>
          </table:table-cell>
          <table:table-cell office:value-type="string" calcext:value-type="string">
            <text:p>Métrique calculée : "fréquence d'occurrence" (/espèce ; sur unités d'observations)</text:p>
          </table:table-cell>
          <table:table-cell office:value-type="string" calcext:value-type="string">
            <text:p>Calculated metrics: “occurrence frequency” (/species, over stations)</text:p>
          </table:table-cell>
        </table:table-row>
        <table:table-row table:style-name="ro1">
          <table:table-cell office:value-type="string" calcext:value-type="string">
            <text:p>titreSelVar.f.M.freq_occurrence.unitobs</text:p>
          </table:table-cell>
          <table:table-cell office:value-type="string" calcext:value-type="string">
            <text:p>Métrique calculée : "fréquence d'occurrence" (/groupe d'espèce ; sur unités d'observations)</text:p>
          </table:table-cell>
          <table:table-cell office:value-type="string" calcext:value-type="string">
            <text:p>Calculated metrics: “occurrence frequency” (/species group, over stations)</text:p>
          </table:table-cell>
        </table:table-row>
        <table:table-row table:style-name="ro1">
          <table:table-cell office:value-type="string" calcext:value-type="string">
            <text:p>titreSelVar.f.FS.graphFact</text:p>
          </table:table-cell>
          <table:table-cell office:value-type="string" calcext:value-type="string">
            <text:p>Créer un graphique par facteur... <text:s/>(optionnel, 'code_espece' ou 'identifiant' conseillé)</text:p>
          </table:table-cell>
          <table:table-cell office:value-type="string" calcext:value-type="string">
            <text:p>Generate a plot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modele_lineaire</text:p>
          </table:table-cell>
          <table:table-cell office:value-type="string" calcext:value-type="string">
            <text:p>Séparer les analyses par facteur... <text:s/>(optionnel, 'code_espece' ou 'identifiant' conseillé)</text:p>
          </table:table-cell>
          <table:table-cell office:value-type="string" calcext:value-type="string">
            <text:p>Split the analyse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freq_occurrence</text:p>
          </table:table-cell>
          <table:table-cell office:value-type="string" calcext:value-type="string">
            <text:p>Séparer les graphiques par facteur... <text:s/>(optionnel, 'code_espece' ou 'identifiant' conseillé)</text:p>
          </table:table-cell>
          <table:table-cell office:value-type="string" calcext:value-type="string">
            <text:p>Split the 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selectSp</text:p>
          </table:table-cell>
          <table:table-cell table:style-name="ce6" office:value-type="string" calcext:value-type="string">
            <text:p>Sélection d'espèce(s) selon un critère... <text:s/>(optionnel, toutes par défaut)</text:p>
          </table:table-cell>
          <table:table-cell office:value-type="string" calcext:value-type="string">
            <text:p>Subset species... (optional, all by default)</text:p>
          </table:table-cell>
        </table:table-row>
        <table:table-row table:style-name="ro1">
          <table:table-cell office:value-type="string" calcext:value-type="string">
            <text:p>titreSelVar.f.FS.MRT.esp</text:p>
          </table:table-cell>
          <table:table-cell office:value-type="string" calcext:value-type="string">
            <text:p>Séparer les graphiques/analyses par facteur... <text:s/>(optionnel, 'code_espece' ou 'identifiant' conseillé)</text:p>
          </table:table-cell>
          <table:table-cell office:value-type="string" calcext:value-type="string">
            <text:p>Split the analyses/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.graph</text:p>
          </table:table-cell>
          <table:table-cell office:value-type="string" calcext:value-type="string">
            <text:p>Choix du (des) facteur(s) de regroupement (sur un même graphique)</text:p>
          </table:table-cell>
          <table:table-cell office:value-type="string" calcext:value-type="string">
            <text:p>Selection of the grouping factor(s) (same plot)</text:p>
          </table:table-cell>
        </table:table-row>
        <table:table-row table:style-name="ro1">
          <table:table-cell office:value-type="string" calcext:value-type="string">
            <text:p>titreSelVar.f.F.modele_lineaire</text:p>
          </table:table-cell>
          <table:table-cell office:value-type="string" calcext:value-type="string">
            <text:p>Choix du(des) facteur(s) explicatif(s)</text:p>
          </table:table-cell>
          <table:table-cell office:value-type="string" calcext:value-type="string">
            <text:p>Selection of the explaining factor(s)</text:p>
          </table:table-cell>
        </table:table-row>
        <table:table-row table:style-name="ro1">
          <table:table-cell office:value-type="string" calcext:value-type="string">
            <text:p>titreSelVar.f.F.freq_occurrence</text:p>
          </table:table-cell>
          <table:table-cell office:value-type="string" calcext:value-type="string">
            <text:p>Choix du(des) facteur(s) explicatif(s)/de regroupement</text:p>
          </table:table-cell>
          <table:table-cell office:value-type="string" calcext:value-type="string">
            <text:p>Selection of the grouping/explaining factor(s)</text:p>
          </table:table-cell>
        </table:table-row>
        <table:table-row table:style-name="ro1">
          <table:table-cell office:value-type="string" calcext:value-type="string">
            <text:p>titreSelVar.f.F.MRT</text:p>
          </table:table-cell>
          <table:table-cell office:value-type="string" calcext:value-type="string">
            <text:p>Choix du(des) facteur(s) explicatif(s) (l'ordre n'a pas d'influence)</text:p>
          </table:table-cell>
          <table:table-cell office:value-type="string" calcext:value-type="string">
            <text:p>Selection of the explaining factor(s) (the order does not matter)</text:p>
          </table:table-cell>
        </table:table-row>
        <table:table-row table:style-name="ro1">
          <table:table-cell office:value-type="string" calcext:value-type="string">
            <text:p>titreSelVar.f.tLsp.UnitobsSp</text:p>
          </table:table-cell>
          <table:table-cell office:value-type="string" calcext:value-type="string">
            <text:p>.../ unité d'observation / espèce</text:p>
          </table:table-cell>
          <table:table-cell office:value-type="string" calcext:value-type="string">
            <text:p>.../ station / species</text:p>
          </table:table-cell>
        </table:table-row>
        <table:table-row table:style-name="ro1">
          <table:table-cell office:value-type="string" calcext:value-type="string">
            <text:p>titreSelVar.f.tLsp.Unitobs</text:p>
          </table:table-cell>
          <table:table-cell office:value-type="string" calcext:value-type="string">
            <text:p>.../ unité d'observation</text:p>
          </table:table-cell>
          <table:table-cell office:value-type="string" calcext:value-type="string">
            <text:p>.../ station</text:p>
          </table:table-cell>
        </table:table-row>
        <table:table-row table:style-name="ro1">
          <table:table-cell office:value-type="string" calcext:value-type="string">
            <text:p>titreSelVar.f.tLspCT.UnitobsSpCT</text:p>
          </table:table-cell>
          <table:table-cell office:value-type="string" calcext:value-type="string">
            <text:p>.../ unité d'observation / espèce / classes de taille</text:p>
          </table:table-cell>
          <table:table-cell office:value-type="string" calcext:value-type="string">
            <text:p>.../ station / species / size class</text:p>
          </table:table-cell>
        </table:table-row>
        <table:table-row table:style-name="ro1">
          <table:table-cell office:value-type="string" calcext:value-type="string">
            <text:p>titreSelVar.f.tLspCT.UnitobsCT</text:p>
          </table:table-cell>
          <table:table-cell office:value-type="string" calcext:value-type="string">
            <text:p>.../ unité d'observation / classes de taille</text:p>
          </table:table-cell>
          <table:table-cell office:value-type="string" calcext:value-type="string">
            <text:p>.../ station / size class</text:p>
          </table:table-cell>
        </table:table-row>
        <table:table-row table:style-name="ro1">
          <table:table-cell office:value-type="string" calcext:value-type="string">
            <text:p>titreSelVar.f.factSpatial</text:p>
          </table:table-cell>
          <table:table-cell office:value-type="string" calcext:value-type="string">
            <text:p>Facteur de regroupement spatial</text:p>
          </table:table-cell>
          <table:table-cell office:value-type="string" calcext:value-type="string">
            <text:p>Spatial grouping factor</text:p>
          </table:table-cell>
        </table:table-row>
        <table:table-row table:style-name="ro1">
          <table:table-cell office:value-type="string" calcext:value-type="string">
            <text:p>selectionVariables.WT</text:p>
          </table:table-cell>
          <table:table-cell office:value-type="string" calcext:value-type="string">
            <text:p>Sélection des variables pour les </text:p>
          </table:table-cell>
          <table:table-cell office:value-type="string" calcext:value-type="string">
            <text:p>Selection of variables for the </text:p>
          </table:table-cell>
        </table:table-row>
        <table:table-row table:style-name="ro1">
          <table:table-cell office:value-type="string" calcext:value-type="string">
            <text:p>selectionVariables.RB.fGraphRefesp</text:p>
          </table:table-cell>
          <table:table-cell office:value-type="string" calcext:value-type="string">
            <text:p>du référentiel espèces</text:p>
          </table:table-cell>
          <table:table-cell office:value-type="string" calcext:value-type="string">
            <text:p>from the species reference table</text:p>
          </table:table-cell>
        </table:table-row>
        <table:table-row table:style-name="ro1">
          <table:table-cell office:value-type="string" calcext:value-type="string">
            <text:p>selectionVariables.RB.fGraphUnitobs</text:p>
          </table:table-cell>
          <table:table-cell office:value-type="string" calcext:value-type="string">
            <text:p>d'unité d'observation</text:p>
          </table:table-cell>
          <table:table-cell office:value-type="string" calcext:value-type="string">
            <text:p>from the station characteristics</text:p>
          </table:table-cell>
        </table:table-row>
        <table:table-row table:style-name="ro1">
          <table:table-cell office:value-type="string" calcext:value-type="string">
            <text:p>selectionVariables.B.fSel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Levels</text:p>
          </table:table-cell>
          <table:table-cell office:value-type="string" calcext:value-type="string">
            <text:p><text:s text:c="4"/>Modalités (toutes par défaut) <text:s/></text:p>
          </table:table-cell>
          <table:table-cell office:value-type="string" calcext:value-type="string">
            <text:p><text:s text:c="8"/>Levels (all by defaults) <text:s text:c="5"/></text:p>
          </table:table-cell>
        </table:table-row>
        <table:table-row table:style-name="ro1">
          <table:table-cell office:value-type="string" calcext:value-type="string">
            <text:p>selectionVariables.Factor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1:52:43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1:58:45.891000000</dc:date>
    <meta:editing-duration>PT22H44M54S</meta:editing-duration>
    <meta:editing-cycles>562</meta:editing-cycles>
    <meta:generator>LibreOffice/6.1.0.3$Windows_X86_64 LibreOffice_project/efb621ed25068d70781dc026f7e9c5187a4decd1</meta:generator>
    <meta:document-statistic meta:table-count="1" meta:cell-count="1790" meta:object-count="0"/>
  </office:meta>
</office:document-meta>
</file>